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iberation Mono', Menlo, Courier, monospace"/>
    <style:font-face style:name="Epilogue" svg:font-family="Epilogue, sans-serif"/>
    <style:font-face style:name="FreeSerif" svg:font-family="FreeSerif"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akar" svg:font-family="aakar" style:font-pitch="variable"/>
    <style:font-face style:name="monospace" svg:font-family="monospace, monospace"/>
    <style:font-face style:name="var ff-mono" svg:font-family="'var ff-mono'"/>
  </office:font-face-decls>
  <office:automatic-styles>
    <style:style style:name="P1" style:family="paragraph" style:parent-style-name="Text_20_body">
      <style:paragraph-properties fo:margin-top="0cm" fo:margin-bottom="0.247cm" style:contextual-spacing="false" fo:orphans="2" fo:widows="2"/>
      <style:text-properties officeooo:rsid="0023822c" officeooo:paragraph-rsid="0023982a"/>
    </style:style>
    <style:style style:name="P2" style:family="paragraph" style:parent-style-name="Preformatted_20_Text">
      <style:paragraph-properties fo:text-align="start" style:justify-single-word="false"/>
      <style:text-properties officeooo:paragraph-rsid="001e42e5"/>
    </style:style>
    <style:style style:name="P3" style:family="paragraph" style:parent-style-name="Preformatted_20_Text">
      <style:paragraph-properties fo:margin-top="0cm" fo:margin-bottom="0.247cm" style:contextual-spacing="false" fo:orphans="2" fo:widows="2"/>
      <style:text-properties officeooo:rsid="0021b34d" officeooo:paragraph-rsid="0021b34d"/>
    </style:style>
    <style:style style:name="P4" style:family="paragraph" style:parent-style-name="Text_20_body">
      <style:paragraph-properties fo:margin-top="0cm" fo:margin-bottom="0.247cm" style:contextual-spacing="false" fo:orphans="2" fo:widows="2"/>
      <style:text-properties officeooo:rsid="0021b34d" officeooo:paragraph-rsid="0021b34d"/>
    </style:style>
    <style:style style:name="P5" style:family="paragraph" style:parent-style-name="Standard">
      <style:paragraph-properties fo:text-align="start" style:justify-single-word="false"/>
      <style:text-properties fo:font-size="14pt" officeooo:rsid="001e1fa2" officeooo:paragraph-rsid="001e1fa2" style:font-size-asian="12.25pt" style:font-size-complex="14pt"/>
    </style:style>
    <style:style style:name="P6" style:family="paragraph" style:parent-style-name="Standard">
      <style:paragraph-properties fo:text-align="start" style:justify-single-word="false"/>
      <style:text-properties fo:font-size="14pt" officeooo:rsid="001e1fa2" officeooo:paragraph-rsid="001e42e5" style:font-size-asian="12.25pt" style:font-size-complex="14pt"/>
    </style:style>
    <style:style style:name="P7" style:family="paragraph" style:parent-style-name="Standard">
      <style:paragraph-properties fo:text-align="start" style:justify-single-word="false"/>
      <style:text-properties fo:font-size="14pt" officeooo:rsid="001e42e5" officeooo:paragraph-rsid="001e42e5" style:font-size-asian="12.25pt" style:font-size-complex="14pt"/>
    </style:style>
    <style:style style:name="P8" style:family="paragraph" style:parent-style-name="Text_20_body">
      <style:paragraph-properties fo:margin-top="0cm" fo:margin-bottom="0.247cm" style:contextual-spacing="false" fo:orphans="2" fo:widows="2"/>
      <style:text-properties fo:font-size="14pt" officeooo:rsid="00203f55" officeooo:paragraph-rsid="00203f55" style:font-size-asian="14pt" style:font-size-complex="14pt"/>
    </style:style>
    <style:style style:name="P9" style:family="paragraph" style:parent-style-name="Text_20_body">
      <style:paragraph-properties fo:margin-top="0cm" fo:margin-bottom="0.247cm" style:contextual-spacing="false" fo:orphans="2" fo:widows="2"/>
      <style:text-properties fo:font-size="14pt" officeooo:rsid="0023822c" officeooo:paragraph-rsid="0023822c" style:font-size-asian="14pt" style:font-size-complex="14pt"/>
    </style:style>
    <style:style style:name="P10" style:family="paragraph" style:parent-style-name="Text_20_body">
      <style:paragraph-properties fo:margin-top="0cm" fo:margin-bottom="0.247cm" style:contextual-spacing="false" fo:orphans="2" fo:widows="2"/>
      <style:text-properties fo:font-size="14pt" officeooo:rsid="0021b34d" officeooo:paragraph-rsid="0021b34d" style:font-size-asian="14pt" style:font-size-complex="14pt"/>
    </style:style>
    <style:style style:name="P11" style:family="paragraph" style:parent-style-name="Text_20_body">
      <style:paragraph-properties fo:margin-top="0cm" fo:margin-bottom="0.247cm" style:contextual-spacing="false" fo:orphans="2" fo:widows="2"/>
      <style:text-properties fo:font-size="14pt" officeooo:rsid="00259512" officeooo:paragraph-rsid="00274236" style:font-size-asian="14pt" style:font-size-complex="14pt"/>
    </style:style>
    <style:style style:name="P12" style:family="paragraph" style:parent-style-name="Text_20_body">
      <style:paragraph-properties fo:margin-top="0cm" fo:margin-bottom="0.247cm" style:contextual-spacing="false" fo:orphans="2" fo:widows="2"/>
      <style:text-properties fo:font-size="14pt" officeooo:rsid="00315a16" officeooo:paragraph-rsid="00315a16" style:font-size-asian="14pt" style:font-size-complex="14pt"/>
    </style:style>
    <style:style style:name="P13" style:family="paragraph" style:parent-style-name="Text_20_body">
      <style:paragraph-properties fo:margin-top="0cm" fo:margin-bottom="0.247cm" style:contextual-spacing="false" fo:orphans="2" fo:widows="2"/>
    </style:style>
    <style:style style:name="P14" style:family="paragraph" style:parent-style-name="Text_20_body">
      <style:paragraph-properties fo:margin-top="0cm" fo:margin-bottom="0.247cm" style:contextual-spacing="false" fo:orphans="2" fo:widows="2"/>
      <style:text-properties officeooo:paragraph-rsid="00274236"/>
    </style:style>
    <style:style style:name="P15" style:family="paragraph" style:parent-style-name="Text_20_body">
      <style:paragraph-properties fo:margin-top="0cm" fo:margin-bottom="0.247cm" style:contextual-spacing="false" fo:orphans="2" fo:widows="2"/>
      <style:text-properties officeooo:paragraph-rsid="002ec6c3"/>
    </style:style>
    <style:style style:name="P16" style:family="paragraph" style:parent-style-name="Text_20_body">
      <style:paragraph-properties fo:margin-top="0cm" fo:margin-bottom="0.247cm" style:contextual-spacing="false" fo:orphans="2" fo:widows="2"/>
      <style:text-properties officeooo:paragraph-rsid="00357109"/>
    </style:style>
    <style:style style:name="P17" style:family="paragraph" style:parent-style-name="Text_20_body">
      <style:paragraph-properties fo:margin-top="0cm" fo:margin-bottom="0.247cm" style:contextual-spacing="false" fo:orphans="2" fo:widows="2"/>
      <style:text-properties officeooo:paragraph-rsid="00374490"/>
    </style:style>
    <style:style style:name="P18" style:family="paragraph" style:parent-style-name="Text_20_body">
      <style:paragraph-properties fo:margin-top="0cm" fo:margin-bottom="0.247cm" style:contextual-spacing="false" fo:orphans="2" fo:widows="2"/>
      <style:text-properties officeooo:paragraph-rsid="003ae924"/>
    </style:style>
    <style:style style:name="P19" style:family="paragraph" style:parent-style-name="Text_20_body">
      <style:paragraph-properties fo:margin-top="0cm" fo:margin-bottom="0.247cm" style:contextual-spacing="false" fo:orphans="2" fo:widows="2"/>
      <style:text-properties officeooo:rsid="00203f55" officeooo:paragraph-rsid="00203f55"/>
    </style:style>
    <style:style style:name="P20" style:family="paragraph" style:parent-style-name="Text_20_body">
      <style:paragraph-properties fo:margin-top="0cm" fo:margin-bottom="0.247cm" style:contextual-spacing="false" fo:orphans="2" fo:widows="2"/>
      <style:text-properties fo:color="#000000" loext:opacity="100%" fo:font-size="14pt" officeooo:rsid="00285e3a" officeooo:paragraph-rsid="00285e3a" style:font-size-asian="14pt" style:font-size-complex="14pt"/>
    </style:style>
    <style:style style:name="P21" style:family="paragraph" style:parent-style-name="Text_20_body">
      <style:paragraph-properties fo:margin-top="0cm" fo:margin-bottom="0.247cm" style:contextual-spacing="false" fo:orphans="2" fo:widows="2"/>
      <style:text-properties fo:color="#000000" loext:opacity="100%" fo:font-size="14pt" officeooo:rsid="0029c753" officeooo:paragraph-rsid="0029c753" style:font-size-asian="14pt" style:font-size-complex="14pt"/>
    </style:style>
    <style:style style:name="P22" style:family="paragraph" style:parent-style-name="Text_20_body">
      <style:paragraph-properties fo:margin-top="0cm" fo:margin-bottom="0.247cm" style:contextual-spacing="false" fo:orphans="2" fo:widows="2"/>
      <style:text-properties fo:color="#000000" loext:opacity="100%" fo:font-size="9pt" officeooo:rsid="0023822c" officeooo:paragraph-rsid="0023822c" style:font-size-asian="9pt" style:font-size-complex="9pt"/>
    </style:style>
    <style:style style:name="P23" style:family="paragraph" style:parent-style-name="Text_20_body">
      <style:paragraph-properties fo:margin-top="0cm" fo:margin-bottom="0.247cm" style:contextual-spacing="false" fo:orphans="2" fo:widows="2"/>
      <style:text-properties fo:color="#000000" loext:opacity="100%" fo:font-size="9pt" officeooo:rsid="0023822c" officeooo:paragraph-rsid="00274236" style:font-size-asian="9pt" style:font-size-complex="9pt"/>
    </style:style>
    <style:style style:name="P24" style:family="paragraph" style:parent-style-name="Text_20_body">
      <style:paragraph-properties fo:margin-top="0cm" fo:margin-bottom="0.247cm" style:contextual-spacing="false" fo:orphans="2" fo:widows="2"/>
      <style:text-properties fo:color="#000000" loext:opacity="100%" fo:font-size="9pt" fo:font-weight="normal" officeooo:rsid="0023822c" officeooo:paragraph-rsid="0023822c" style:font-size-asian="9pt" style:font-weight-asian="normal" style:font-size-complex="9pt" style:font-weight-complex="normal"/>
    </style:style>
    <style:style style:name="P25" style:family="paragraph" style:parent-style-name="Text_20_body">
      <style:paragraph-properties fo:margin-top="0cm" fo:margin-bottom="0.247cm" style:contextual-spacing="false" fo:orphans="2" fo:widows="2"/>
      <style:text-properties fo:color="#000000" loext:opacity="100%" style:font-name="Liberation Sans" fo:font-size="14pt" officeooo:paragraph-rsid="00274236"/>
    </style:style>
    <style:style style:name="P26" style:family="paragraph" style:parent-style-name="Text_20_body">
      <style:paragraph-properties fo:margin-top="0cm" fo:margin-bottom="0.247cm" style:contextual-spacing="false" fo:orphans="2" fo:widows="2"/>
      <style:text-properties fo:color="#000000" loext:opacity="100%" style:font-name="Liberation Sans" fo:font-size="14pt" officeooo:paragraph-rsid="0027f699"/>
    </style:style>
    <style:style style:name="P27" style:family="paragraph" style:parent-style-name="Text_20_body">
      <style:paragraph-properties fo:margin-top="0cm" fo:margin-bottom="0.247cm" style:contextual-spacing="false" fo:orphans="2" fo:widows="2"/>
      <style:text-properties fo:color="#000000" loext:opacity="100%" style:font-name="Liberation Sans" fo:font-size="14pt" officeooo:paragraph-rsid="00285e3a"/>
    </style:style>
    <style:style style:name="P28" style:family="paragraph" style:parent-style-name="Text_20_body">
      <style:paragraph-properties fo:margin-top="0cm" fo:margin-bottom="0.247cm" style:contextual-spacing="false" fo:orphans="2" fo:widows="2"/>
      <style:text-properties fo:color="#000000" loext:opacity="100%" style:font-name="Liberation Sans" fo:font-size="14pt" officeooo:rsid="0027f699" officeooo:paragraph-rsid="0027f699"/>
    </style:style>
    <style:style style:name="P29" style:family="paragraph" style:parent-style-name="Text_20_body">
      <style:text-properties fo:color="#000000" loext:opacity="100%" style:font-name="Liberation Sans" fo:font-size="14pt" fo:font-weight="normal" officeooo:rsid="002a6619" officeooo:paragraph-rsid="002a6619" style:font-size-asian="12.25pt" style:font-weight-asian="normal" style:font-size-complex="14pt" style:font-weight-complex="normal"/>
    </style:style>
    <style:style style:name="P30" style:family="paragraph" style:parent-style-name="Text_20_body">
      <style:text-properties fo:color="#000000" loext:opacity="100%" style:font-name="Liberation Sans" fo:font-size="14pt" fo:font-weight="normal" officeooo:rsid="0023982a" officeooo:paragraph-rsid="0023822c" style:font-size-asian="12.25pt" style:font-weight-asian="normal" style:font-size-complex="14pt" style:font-weight-complex="normal"/>
    </style:style>
    <style:style style:name="P31" style:family="paragraph" style:parent-style-name="Text_20_body">
      <style:text-properties fo:color="#000000" loext:opacity="100%" style:font-name="Liberation Sans" fo:font-size="14pt" fo:font-weight="normal" officeooo:rsid="00274236" officeooo:paragraph-rsid="00274236" style:font-size-asian="12.25pt" style:font-weight-asian="normal" style:font-size-complex="14pt" style:font-weight-complex="normal"/>
    </style:style>
    <style:style style:name="P32" style:family="paragraph" style:parent-style-name="Text_20_body">
      <style:paragraph-properties fo:margin-top="0cm" fo:margin-bottom="0.247cm" style:contextual-spacing="false" fo:orphans="2" fo:widows="2"/>
      <style:text-properties fo:color="#000000" loext:opacity="100%" style:font-name="Liberation Sans" fo:font-size="11pt" officeooo:rsid="0029c753" officeooo:paragraph-rsid="0029c753" style:font-size-asian="11pt" style:font-size-complex="11pt"/>
    </style:style>
    <style:style style:name="P33" style:family="paragraph" style:parent-style-name="Text_20_body">
      <style:text-properties fo:color="#000000" loext:opacity="100%" style:font-name="Liberation Sans" fo:font-size="8pt" fo:font-weight="normal" officeooo:rsid="0023982a" officeooo:paragraph-rsid="0023982a" style:font-size-asian="8pt" style:font-weight-asian="normal" style:font-size-complex="8pt" style:font-weight-complex="normal"/>
    </style:style>
    <style:style style:name="P34" style:family="paragraph" style:parent-style-name="Text_20_body">
      <style:paragraph-properties fo:margin-top="0cm" fo:margin-bottom="0.247cm" style:contextual-spacing="false" fo:orphans="2" fo:widows="2"/>
      <style:text-properties fo:color="#000000" loext:opacity="100%" fo:font-size="11pt" fo:font-weight="normal" officeooo:rsid="00368518" officeooo:paragraph-rsid="00368518" style:font-size-asian="11pt" style:font-weight-asian="normal" style:font-size-complex="11pt" style:font-weight-complex="normal"/>
    </style:style>
    <style:style style:name="P35" style:family="paragraph" style:parent-style-name="Text_20_body">
      <style:text-properties officeooo:paragraph-rsid="0023982a"/>
    </style:style>
    <style:style style:name="P36" style:family="paragraph" style:parent-style-name="Text_20_body">
      <style:text-properties fo:font-size="8pt" officeooo:rsid="0023982a" officeooo:paragraph-rsid="0023982a" style:font-size-asian="8pt" style:font-size-complex="8pt"/>
    </style:style>
    <style:style style:name="P37" style:family="paragraph" style:parent-style-name="Text_20_body">
      <style:text-properties officeooo:rsid="00274236" officeooo:paragraph-rsid="00274236"/>
    </style:style>
    <style:style style:name="P38" style:family="paragraph" style:parent-style-name="Text_20_body">
      <style:text-properties officeooo:paragraph-rsid="0029c753"/>
    </style:style>
    <style:style style:name="P39" style:family="paragraph" style:parent-style-name="Text_20_body">
      <style:text-properties officeooo:rsid="002a6619" officeooo:paragraph-rsid="002a6619"/>
    </style:style>
    <style:style style:name="P40" style:family="paragraph" style:parent-style-name="Text_20_body">
      <style:text-properties officeooo:rsid="002afd4b" officeooo:paragraph-rsid="002afd4b"/>
    </style:style>
    <style:style style:name="P41" style:family="paragraph" style:parent-style-name="Text_20_body">
      <style:paragraph-properties fo:margin-top="0cm" fo:margin-bottom="0.247cm" style:contextual-spacing="false" fo:orphans="2" fo:widows="2"/>
      <style:text-properties fo:color="#5983b0" loext:opacity="100%" fo:font-size="18pt" officeooo:rsid="0029c753" officeooo:paragraph-rsid="0029c753" style:font-size-asian="18pt" style:font-size-complex="18pt"/>
    </style:style>
    <style:style style:name="P42" style:family="paragraph" style:parent-style-name="Text_20_body">
      <style:paragraph-properties fo:margin-top="0cm" fo:margin-bottom="0.247cm" style:contextual-spacing="false" fo:orphans="2" fo:widows="2"/>
      <style:text-properties fo:color="#5983b0" loext:opacity="100%" fo:font-size="18pt" officeooo:rsid="0023822c" officeooo:paragraph-rsid="0023982a" style:font-size-asian="18pt" style:font-size-complex="18pt"/>
    </style:style>
    <style:style style:name="P43" style:family="paragraph" style:parent-style-name="Text_20_body">
      <style:text-properties fo:font-variant="normal" fo:text-transform="none" fo:color="#000000" loext:opacity="100%" style:font-name="Liberation Sans" fo:font-size="14pt" fo:letter-spacing="normal" fo:font-style="normal" fo:font-weight="normal" officeooo:rsid="0023982a" officeooo:paragraph-rsid="0023982a" style:font-size-asian="12.25pt" style:font-weight-asian="normal" style:font-size-complex="14pt" style:font-weight-complex="normal"/>
    </style:style>
    <style:style style:name="P44" style:family="paragraph" style:parent-style-name="Text_20_body">
      <style:paragraph-properties fo:margin-top="0cm" fo:margin-bottom="0.247cm" style:contextual-spacing="false" fo:orphans="2" fo:widows="2"/>
      <style:text-properties fo:font-variant="normal" fo:text-transform="none" fo:color="#000000" loext:opacity="100%" style:font-name="Liberation Sans" fo:font-size="14pt" fo:letter-spacing="normal" fo:font-style="italic" fo:font-weight="normal" officeooo:rsid="003fdea7" officeooo:paragraph-rsid="003fdea7" style:font-size-asian="14pt" style:font-style-asian="italic" style:font-size-complex="14pt" style:font-style-complex="italic"/>
    </style:style>
    <style:style style:name="P45"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4pt" fo:letter-spacing="normal" fo:font-style="normal" fo:font-weight="normal" officeooo:rsid="00274236" officeooo:paragraph-rsid="0027f699" style:font-size-asian="12.25pt" style:font-size-complex="14pt"/>
    </style:style>
    <style:style style:name="P46"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4pt" fo:letter-spacing="normal" fo:font-style="normal" fo:font-weight="normal" officeooo:rsid="0027f699" officeooo:paragraph-rsid="0027f699" style:font-size-asian="12.25pt" style:font-size-complex="14pt"/>
    </style:style>
    <style:style style:name="P47"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4pt" fo:letter-spacing="normal" fo:font-style="normal" fo:font-weight="normal" officeooo:rsid="00285e3a" officeooo:paragraph-rsid="00285e3a" style:font-size-asian="12.25pt" style:font-size-complex="14pt"/>
    </style:style>
    <style:style style:name="P48"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4pt" fo:letter-spacing="normal" fo:font-style="normal" fo:font-weight="normal" officeooo:paragraph-rsid="0027f699" style:font-size-asian="14pt" style:font-size-complex="14pt"/>
    </style:style>
    <style:style style:name="P49"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4pt" fo:letter-spacing="normal" fo:font-style="normal" fo:font-weight="normal" officeooo:rsid="0029c753" officeooo:paragraph-rsid="0029c753" style:font-size-asian="14pt" style:font-size-complex="14pt"/>
    </style:style>
    <style:style style:name="P50"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4pt" fo:letter-spacing="normal" fo:font-style="normal" fo:font-weight="normal" officeooo:rsid="002ec6c3" officeooo:paragraph-rsid="002ec6c3" style:font-size-asian="14pt" style:font-size-complex="14pt" loext:padding="0cm" loext:border="none"/>
    </style:style>
    <style:style style:name="P51"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4pt" fo:letter-spacing="normal" fo:font-style="normal" fo:font-weight="normal" officeooo:rsid="003cabb2" officeooo:paragraph-rsid="003cabb2" style:font-size-asian="14pt" style:font-size-complex="14pt"/>
    </style:style>
    <style:style style:name="P52" style:family="paragraph" style:parent-style-name="Heading_20_2">
      <style:paragraph-properties fo:margin-top="0cm" fo:margin-bottom="0.247cm" style:contextual-spacing="false" fo:orphans="2" fo:widows="2"/>
      <style:text-properties fo:font-variant="normal" fo:text-transform="none" fo:color="#000000" loext:opacity="100%" style:font-name="monospace" fo:font-size="13pt" fo:letter-spacing="normal" fo:font-style="normal" fo:font-weight="normal" officeooo:rsid="00390e67" officeooo:paragraph-rsid="00390e67" style:font-size-asian="11.3500003814697pt" style:font-size-complex="13pt"/>
    </style:style>
    <style:style style:name="P53"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3pt" fo:letter-spacing="normal" fo:font-style="normal" fo:font-weight="normal" officeooo:rsid="00390e67" officeooo:paragraph-rsid="00390e67" style:font-size-asian="11.3500003814697pt" style:font-size-complex="13pt"/>
    </style:style>
    <style:style style:name="P54"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3pt" fo:letter-spacing="normal" fo:font-style="normal" fo:font-weight="normal" officeooo:rsid="003ae924" officeooo:paragraph-rsid="003ae924" style:font-size-asian="11.3500003814697pt" style:font-size-complex="13pt"/>
    </style:style>
    <style:style style:name="P55" style:family="paragraph" style:parent-style-name="Text_20_body">
      <style:paragraph-properties fo:margin-top="0cm" fo:margin-bottom="0.247cm" style:contextual-spacing="false" fo:orphans="2" fo:widows="2"/>
      <style:text-properties fo:font-variant="normal" fo:text-transform="none" fo:color="#000000" loext:opacity="100%" style:font-name="monospace" fo:font-size="13pt" fo:letter-spacing="normal" fo:font-style="normal" fo:font-weight="normal" officeooo:rsid="003cabb2" officeooo:paragraph-rsid="003cabb2" style:font-size-asian="11.3500003814697pt" style:font-size-complex="13pt"/>
    </style:style>
    <style:style style:name="P56" style:family="paragraph" style:parent-style-name="Text_20_body">
      <style:paragraph-properties fo:margin-top="0cm" fo:margin-bottom="0.247cm" style:contextual-spacing="false" fo:orphans="2" fo:widows="2"/>
      <style:text-properties fo:font-variant="normal" fo:text-transform="none" fo:color="#000000" loext:opacity="100%" style:font-name="Epilogue" fo:font-size="14pt" fo:letter-spacing="normal" fo:font-style="normal" fo:font-weight="normal" officeooo:rsid="00285e3a" officeooo:paragraph-rsid="00285e3a" style:font-size-asian="14pt" style:font-size-complex="14pt"/>
    </style:style>
    <style:style style:name="P57" style:family="paragraph" style:parent-style-name="Text_20_body">
      <style:paragraph-properties fo:margin-top="0cm" fo:margin-bottom="0.247cm" style:contextual-spacing="false" fo:orphans="2" fo:widows="2"/>
      <style:text-properties fo:font-variant="normal" fo:text-transform="none" fo:color="#000000" loext:opacity="100%" style:font-name="Epilogue" fo:font-size="14pt" fo:letter-spacing="normal" fo:font-style="normal" fo:font-weight="normal" officeooo:rsid="0029c753" officeooo:paragraph-rsid="0029c753" style:font-size-asian="14pt" style:font-size-complex="14pt"/>
    </style:style>
    <style:style style:name="P58" style:family="paragraph" style:parent-style-name="Text_20_body">
      <style:paragraph-properties fo:margin-top="0cm" fo:margin-bottom="0.247cm" style:contextual-spacing="false" fo:orphans="2" fo:widows="2"/>
      <style:text-properties fo:font-variant="normal" fo:text-transform="none" fo:color="#000000" loext:opacity="100%" style:font-name="Epilogue" fo:font-size="14pt" fo:letter-spacing="normal" fo:font-style="normal" fo:font-weight="normal" officeooo:rsid="002a6619" officeooo:paragraph-rsid="002a6619" style:font-size-asian="14pt" style:font-size-complex="14pt"/>
    </style:style>
    <style:style style:name="P59" style:family="paragraph" style:parent-style-name="Text_20_body">
      <style:paragraph-properties fo:margin-top="0cm" fo:margin-bottom="0.247cm" style:contextual-spacing="false" fo:orphans="2" fo:widows="2"/>
      <style:text-properties fo:font-variant="normal" fo:text-transform="none" fo:color="#000000" loext:opacity="100%" style:font-name="Epilogue" fo:font-size="14pt" fo:letter-spacing="normal" fo:font-style="normal" fo:font-weight="normal" officeooo:rsid="0034def8" officeooo:paragraph-rsid="0034def8" style:font-size-asian="14pt" style:font-size-complex="14pt"/>
    </style:style>
    <style:style style:name="P60" style:family="paragraph" style:parent-style-name="Text_20_body">
      <style:paragraph-properties fo:margin-top="0cm" fo:margin-bottom="0.247cm" style:contextual-spacing="false" fo:orphans="2" fo:widows="2"/>
      <style:text-properties fo:font-variant="normal" fo:text-transform="none" fo:color="#000000" loext:opacity="100%" style:font-name="Epilogue" fo:font-size="14pt" fo:letter-spacing="normal" fo:font-style="normal" fo:font-weight="normal" officeooo:rsid="0034def8" officeooo:paragraph-rsid="00374490" style:font-size-asian="14pt" style:font-size-complex="14pt"/>
    </style:style>
    <style:style style:name="P61" style:family="paragraph" style:parent-style-name="Text_20_body">
      <style:paragraph-properties fo:margin-top="0cm" fo:margin-bottom="0.247cm" style:contextual-spacing="false" fo:orphans="2" fo:widows="2"/>
      <style:text-properties fo:font-variant="normal" fo:text-transform="none" fo:color="#000000" loext:opacity="100%" style:font-name="Epilogue" fo:font-size="14pt" fo:letter-spacing="normal" fo:font-style="normal" fo:font-weight="normal" officeooo:rsid="00357109" officeooo:paragraph-rsid="00357109" style:font-size-asian="14pt" style:font-size-complex="14pt"/>
    </style:style>
    <style:style style:name="P62" style:family="paragraph" style:parent-style-name="Text_20_body">
      <style:paragraph-properties fo:margin-top="0cm" fo:margin-bottom="0.247cm" style:contextual-spacing="false" fo:orphans="2" fo:widows="2"/>
      <style:text-properties fo:font-variant="normal" fo:text-transform="none" fo:color="#000000" loext:opacity="100%" style:font-name="Epilogue" fo:font-size="14pt" fo:letter-spacing="normal" fo:font-style="normal" fo:font-weight="normal" officeooo:rsid="00374490" officeooo:paragraph-rsid="00374490" style:font-size-asian="14pt" style:font-size-complex="14pt"/>
    </style:style>
    <style:style style:name="P63" style:family="paragraph" style:parent-style-name="Heading_20_2">
      <style:paragraph-properties fo:margin-top="0cm" fo:margin-bottom="0.247cm" style:contextual-spacing="false" fo:orphans="2" fo:widows="2"/>
      <style:text-properties fo:font-variant="normal" fo:text-transform="none" fo:color="#000000" loext:opacity="100%" style:font-name="Inter" fo:font-size="14pt" fo:letter-spacing="normal" fo:font-style="normal" fo:font-weight="normal" officeooo:rsid="00390e67" officeooo:paragraph-rsid="00390e67" style:font-size-asian="14pt" style:font-size-complex="14pt"/>
    </style:style>
    <style:style style:name="P64" style:family="paragraph" style:parent-style-name="Text_20_body">
      <style:paragraph-properties fo:margin-top="0cm" fo:margin-bottom="0.247cm" style:contextual-spacing="false" fo:orphans="2" fo:widows="2"/>
      <style:text-properties fo:font-variant="normal" fo:text-transform="none" fo:color="#000000" loext:opacity="100%" style:font-name="Inter" fo:font-size="14pt" fo:letter-spacing="normal" fo:font-style="normal" fo:font-weight="normal" officeooo:rsid="00390e67" officeooo:paragraph-rsid="00390e67" style:font-size-asian="14pt" style:font-size-complex="14pt"/>
    </style:style>
    <style:style style:name="P65" style:family="paragraph" style:parent-style-name="Text_20_body">
      <style:paragraph-properties fo:margin-top="0cm" fo:margin-bottom="0.247cm" style:contextual-spacing="false" fo:orphans="2" fo:widows="2"/>
      <style:text-properties fo:font-variant="normal" fo:text-transform="none" fo:color="#000000" loext:opacity="100%" style:font-name="Inter" fo:font-size="14pt" fo:letter-spacing="normal" fo:font-style="normal" fo:font-weight="normal" officeooo:rsid="003fdea7" officeooo:paragraph-rsid="003fdea7" style:font-size-asian="14pt" style:font-size-complex="14pt"/>
    </style:style>
    <style:style style:name="P66" style:family="paragraph" style:parent-style-name="Text_20_body">
      <style:paragraph-properties fo:margin-top="0cm" fo:margin-bottom="0.247cm" style:contextual-spacing="false" fo:orphans="2" fo:widows="2"/>
      <style:text-properties fo:font-variant="normal" fo:text-transform="none" fo:color="#000000" loext:opacity="100%" style:font-name="Inter" fo:font-size="14pt" fo:letter-spacing="normal" fo:font-style="normal" fo:font-weight="normal" officeooo:rsid="0040238f" officeooo:paragraph-rsid="0040238f" style:font-size-asian="14pt" style:font-size-complex="14pt"/>
    </style:style>
    <style:style style:name="P67" style:family="paragraph" style:parent-style-name="Text_20_body">
      <style:paragraph-properties fo:margin-top="0cm" fo:margin-bottom="0.247cm" style:contextual-spacing="false" fo:orphans="2" fo:widows="2"/>
      <style:text-properties fo:font-variant="normal" fo:text-transform="none" fo:color="#000000" loext:opacity="100%" style:font-name="Inter" fo:font-size="16pt" fo:letter-spacing="normal" fo:font-style="normal" fo:font-weight="normal" officeooo:rsid="004513ea" officeooo:paragraph-rsid="004513ea" style:font-size-asian="16pt" style:font-size-complex="16pt"/>
    </style:style>
    <style:style style:name="P68" style:family="paragraph" style:parent-style-name="Text_20_body">
      <style:paragraph-properties fo:margin-top="0cm" fo:margin-bottom="0.247cm" style:contextual-spacing="false" fo:orphans="2" fo:widows="2"/>
      <style:text-properties fo:font-variant="normal" fo:text-transform="none" fo:color="#000000" loext:opacity="100%" style:font-name="FreeSerif" fo:font-size="14pt" fo:letter-spacing="normal" fo:font-style="normal" fo:font-weight="normal" officeooo:rsid="003cabb2" officeooo:paragraph-rsid="003cabb2" style:font-size-asian="14pt" style:font-size-complex="14pt"/>
    </style:style>
    <style:style style:name="P69" style:family="paragraph" style:parent-style-name="Text_20_body">
      <style:paragraph-properties fo:margin-top="0cm" fo:margin-bottom="0.247cm" style:contextual-spacing="false" fo:orphans="2" fo:widows="2"/>
      <style:text-properties fo:font-variant="normal" fo:text-transform="none" fo:color="#000000" loext:opacity="100%" style:text-line-through-style="none" style:text-line-through-type="none" style:font-name="Epilogue" fo:font-size="14pt" fo:letter-spacing="normal" fo:font-style="normal" style:text-underline-style="none" fo:font-weight="normal" officeooo:rsid="00368518" officeooo:paragraph-rsid="00368518" style:text-blinking="false" fo:background-color="transparent" style:font-size-asian="12.25pt" style:font-weight-asian="normal" style:font-size-complex="14pt" style:font-weight-complex="normal" loext:padding="0cm" loext:border="none"/>
    </style:style>
    <style:style style:name="P70" style:family="paragraph" style:parent-style-name="Text_20_body">
      <style:paragraph-properties fo:margin-top="0cm" fo:margin-bottom="0.247cm" style:contextual-spacing="false" fo:orphans="2" fo:widows="2"/>
      <style:text-properties fo:font-variant="normal" fo:text-transform="none" fo:color="#000000" loext:opacity="100%" style:text-line-through-style="none" style:text-line-through-type="none" style:font-name="Epilogue" fo:font-size="14pt" fo:letter-spacing="normal" fo:font-style="normal" style:text-underline-style="none" fo:font-weight="normal" officeooo:rsid="00368518" officeooo:paragraph-rsid="00369b9c" style:text-blinking="false" fo:background-color="transparent" style:font-size-asian="12.25pt" style:font-weight-asian="normal" style:font-size-complex="14pt" style:font-weight-complex="normal" loext:padding="0cm" loext:border="none"/>
    </style:style>
    <style:style style:name="P71" style:family="paragraph" style:parent-style-name="Text_20_body">
      <style:paragraph-properties fo:margin-top="0cm" fo:margin-bottom="0.247cm" style:contextual-spacing="false" fo:orphans="2" fo:widows="2"/>
      <style:text-properties fo:font-variant="normal" fo:text-transform="none" fo:color="#000000" loext:opacity="100%" style:text-line-through-style="none" style:text-line-through-type="none" style:font-name="Epilogue" fo:font-size="14pt" fo:letter-spacing="normal" fo:font-style="normal" style:text-underline-style="none" fo:font-weight="normal" officeooo:rsid="00369b9c" officeooo:paragraph-rsid="00369b9c" style:text-blinking="false" fo:background-color="transparent" style:font-size-asian="12.25pt" style:font-weight-asian="normal" style:font-size-complex="14pt" style:font-weight-complex="normal" loext:padding="0cm" loext:border="none"/>
    </style:style>
    <style:style style:name="P72" style:family="paragraph" style:parent-style-name="Text_20_body">
      <style:paragraph-properties fo:margin-top="0cm" fo:margin-bottom="0.247cm" style:contextual-spacing="false" fo:orphans="2" fo:widows="2"/>
      <style:text-properties fo:font-variant="normal" fo:text-transform="none" fo:color="#000000" loext:opacity="100%" style:text-line-through-style="none" style:text-line-through-type="none" style:font-name="Epilogue" fo:font-size="14pt" fo:letter-spacing="normal" fo:font-style="normal" style:text-underline-style="none" fo:font-weight="normal" officeooo:rsid="003ae924" officeooo:paragraph-rsid="003ae924" style:text-blinking="false" fo:background-color="transparent" style:font-size-asian="12.25pt" style:font-weight-asian="normal" style:font-size-complex="14pt" style:font-weight-complex="normal" loext:padding="0cm" loext:border="none"/>
    </style:style>
    <style:style style:name="P73" style:family="paragraph" style:parent-style-name="Text_20_body">
      <style:paragraph-properties fo:margin-top="0cm" fo:margin-bottom="0.247cm" style:contextual-spacing="false" fo:orphans="2" fo:widows="2"/>
      <style:text-properties fo:font-variant="normal" fo:text-transform="none" fo:color="#000000" loext:opacity="100%" style:text-line-through-style="none" style:text-line-through-type="none" style:font-name="Epilogue" fo:font-size="11pt" fo:letter-spacing="normal" fo:font-style="normal" style:text-underline-style="none" fo:font-weight="normal" officeooo:rsid="00368518" officeooo:paragraph-rsid="00368518" style:text-blinking="false" fo:background-color="transparent" style:font-size-asian="11pt" style:font-weight-asian="normal" style:font-size-complex="11pt" style:font-weight-complex="normal" loext:padding="0cm" loext:border="none"/>
    </style:style>
    <style:style style:name="P74" style:family="paragraph" style:parent-style-name="Text_20_body">
      <style:paragraph-properties fo:margin-top="0cm" fo:margin-bottom="0.247cm" style:contextual-spacing="false" fo:orphans="2" fo:widows="2"/>
      <style:text-properties fo:font-variant="normal" fo:text-transform="none" fo:color="#031b4e" loext:opacity="100%" style:font-name="monospace" fo:font-size="24pt" fo:letter-spacing="normal" fo:font-style="normal" fo:font-weight="normal" officeooo:paragraph-rsid="00285e3a" style:font-size-asian="12.25pt" style:font-size-complex="14pt"/>
    </style:style>
    <style:style style:name="P75" style:family="paragraph" style:parent-style-name="Text_20_body">
      <style:paragraph-properties fo:margin-top="0cm" fo:margin-bottom="0.247cm" style:contextual-spacing="false" fo:orphans="2" fo:widows="2"/>
      <style:text-properties fo:font-variant="normal" fo:text-transform="none" fo:color="#031b4e" loext:opacity="100%" style:font-name="monospace" fo:font-size="24pt" fo:letter-spacing="normal" fo:font-style="normal" fo:font-weight="normal" officeooo:paragraph-rsid="0029c753" style:font-size-asian="12.25pt" style:font-size-complex="14pt"/>
    </style:style>
    <style:style style:name="P76" style:family="paragraph" style:parent-style-name="Text_20_body">
      <style:paragraph-properties fo:margin-top="0cm" fo:margin-bottom="0.247cm" style:contextual-spacing="false" fo:orphans="2" fo:widows="2"/>
      <style:text-properties fo:font-variant="normal" fo:text-transform="none" fo:color="#ffffff" loext:opacity="100%" style:font-name="monospace" fo:font-size="10.5pt" fo:letter-spacing="normal" fo:font-style="normal" fo:font-weight="normal" officeooo:rsid="0034def8" officeooo:paragraph-rsid="00374490" style:font-size-asian="14pt" style:font-size-complex="14pt"/>
    </style:style>
    <style:style style:name="P77" style:family="paragraph" style:parent-style-name="Text_20_body">
      <style:paragraph-properties fo:margin-top="0cm" fo:margin-bottom="0.247cm" style:contextual-spacing="false" fo:orphans="2" fo:widows="2"/>
      <style:text-properties fo:font-variant="normal" fo:text-transform="none" fo:color="#4d5b7c" loext:opacity="100%" style:font-name="Inter" fo:font-size="12pt" fo:letter-spacing="normal" fo:font-style="normal" fo:font-weight="normal" officeooo:rsid="00390e67" officeooo:paragraph-rsid="00390e67" style:font-size-asian="11.3500003814697pt" style:font-size-complex="13pt"/>
    </style:style>
    <style:style style:name="P78" style:family="paragraph" style:parent-style-name="Text_20_body">
      <style:paragraph-properties fo:margin-top="0cm" fo:margin-bottom="0.247cm" style:contextual-spacing="false" fo:orphans="2" fo:widows="2"/>
      <style:text-properties fo:font-variant="normal" fo:text-transform="none" fo:color="#4d5b7c" loext:opacity="100%" style:text-line-through-style="none" style:text-line-through-type="none" style:font-name="Epilogue" fo:font-size="16pt" fo:letter-spacing="normal" fo:font-style="normal" style:text-underline-style="none" fo:font-weight="bold" officeooo:rsid="00390e67" officeooo:paragraph-rsid="00390e67" style:text-blinking="false" fo:background-color="transparent" style:font-size-asian="16pt" style:font-weight-asian="bold" style:font-size-complex="16pt" style:font-weight-complex="bold" loext:padding="0cm" loext:border="none"/>
    </style:style>
    <style:style style:name="P79" style:family="paragraph" style:parent-style-name="Text_20_body">
      <style:paragraph-properties fo:margin-top="0cm" fo:margin-bottom="0.247cm" style:contextual-spacing="false" fo:orphans="2" fo:widows="2"/>
      <style:text-properties fo:font-variant="normal" fo:text-transform="none" fo:color="#ff4000" loext:opacity="100%" style:font-name="Inter" fo:font-size="14pt" fo:letter-spacing="normal" fo:font-style="normal" fo:font-weight="normal" officeooo:rsid="00390e67" officeooo:paragraph-rsid="00390e67" style:font-size-asian="14pt" style:font-size-complex="14pt"/>
    </style:style>
    <style:style style:name="P80" style:family="paragraph" style:parent-style-name="Text_20_body">
      <style:paragraph-properties fo:margin-left="0cm" fo:margin-right="0cm" fo:line-height="150%" fo:orphans="2" fo:widows="2" fo:text-indent="0cm" style:auto-text-indent="false"/>
      <style:text-properties fo:font-variant="normal" fo:text-transform="none" fo:color="#ff4000" loext:opacity="100%" style:font-name="Inter" fo:font-size="14pt" fo:letter-spacing="normal" fo:font-style="normal" fo:font-weight="normal" officeooo:rsid="003df99d" officeooo:paragraph-rsid="003df99d" style:font-size-asian="14pt" style:font-size-complex="14pt"/>
    </style:style>
    <style:style style:name="P81" style:family="paragraph" style:parent-style-name="Text_20_body">
      <style:paragraph-properties fo:margin-top="0cm" fo:margin-bottom="0.247cm" style:contextual-spacing="false" fo:orphans="2" fo:widows="2"/>
      <style:text-properties fo:font-variant="normal" fo:text-transform="none" fo:color="#ed4c05" loext:opacity="100%" style:text-line-through-style="none" style:text-line-through-type="none" style:font-name="Epilogue" fo:font-size="14pt" fo:letter-spacing="normal" fo:font-style="normal" style:text-underline-style="none" fo:font-weight="normal" officeooo:rsid="00369b9c" officeooo:paragraph-rsid="00369b9c" style:text-blinking="false" fo:background-color="transparent" style:font-size-asian="12.25pt" style:font-weight-asian="normal" style:font-size-complex="14pt" style:font-weight-complex="normal" loext:padding="0cm" loext:border="none"/>
    </style:style>
    <style:style style:name="P82" style:family="paragraph" style:parent-style-name="Text_20_body">
      <style:paragraph-properties fo:margin-top="0cm" fo:margin-bottom="0.247cm" style:contextual-spacing="false" fo:orphans="2" fo:widows="2"/>
      <style:text-properties fo:font-variant="normal" fo:text-transform="none" fo:color="#3465a4" loext:opacity="100%" style:font-name="Liberation Sans" fo:font-size="14pt" fo:letter-spacing="normal" fo:font-style="italic" fo:font-weight="normal" officeooo:rsid="003fdea7" officeooo:paragraph-rsid="003fdea7" style:font-size-asian="14pt" style:font-style-asian="italic" style:font-size-complex="14pt" style:font-style-complex="italic"/>
    </style:style>
    <style:style style:name="P83" style:family="paragraph" style:parent-style-name="Text_20_body">
      <style:paragraph-properties fo:margin-top="0cm" fo:margin-bottom="0.247cm" style:contextual-spacing="false" fo:orphans="2" fo:widows="2"/>
      <style:text-properties fo:font-variant="normal" fo:text-transform="none" fo:color="#2a6099" loext:opacity="100%" style:font-name="Inter" fo:font-size="14pt" fo:letter-spacing="normal" fo:font-style="normal" fo:font-weight="normal" officeooo:rsid="004513ea" officeooo:paragraph-rsid="004513ea" style:font-size-asian="14pt" style:font-size-complex="14pt"/>
    </style:style>
    <style:style style:name="P84" style:family="paragraph" style:parent-style-name="Text_20_body">
      <style:paragraph-properties fo:margin-top="0cm" fo:margin-bottom="0.247cm" style:contextual-spacing="false" fo:orphans="2" fo:widows="2"/>
      <style:text-properties fo:color="#c9211e" loext:opacity="100%" officeooo:paragraph-rsid="002ec6c3"/>
    </style:style>
    <style:style style:name="P85" style:family="paragraph" style:parent-style-name="Text_20_body">
      <style:paragraph-properties fo:margin-top="0cm" fo:margin-bottom="0.247cm" style:contextual-spacing="false" fo:orphans="2" fo:widows="2"/>
      <style:text-properties officeooo:rsid="00374490" officeooo:paragraph-rsid="00374490"/>
    </style:style>
    <style:style style:name="P86" style:family="paragraph" style:parent-style-name="Text_20_body">
      <style:paragraph-properties fo:margin-top="0cm" fo:margin-bottom="0.247cm" style:contextual-spacing="false" fo:orphans="2" fo:widows="2"/>
      <style:text-properties officeooo:rsid="00374490" officeooo:paragraph-rsid="0034def8"/>
    </style:style>
    <style:style style:name="P87" style:family="paragraph" style:parent-style-name="Text_20_body">
      <style:paragraph-properties fo:margin-left="0cm" fo:margin-right="0cm" fo:line-height="150%" fo:orphans="2" fo:widows="2" fo:text-indent="0cm" style:auto-text-indent="false"/>
    </style:style>
    <style:style style:name="P88" style:family="paragraph" style:parent-style-name="Text_20_body">
      <style:paragraph-properties fo:margin-left="0cm" fo:margin-right="0cm" fo:line-height="150%" fo:orphans="2" fo:widows="2" fo:text-indent="0cm" style:auto-text-indent="false"/>
      <style:text-properties fo:color="#ff4000" loext:opacity="100%" fo:font-size="14pt" officeooo:rsid="003df99d" officeooo:paragraph-rsid="003df99d" style:font-size-asian="14pt" style:font-size-complex="14pt"/>
    </style:style>
    <style:style style:name="P89" style:family="paragraph" style:parent-style-name="Heading_20_4">
      <style:text-properties officeooo:rsid="0023822c" officeooo:paragraph-rsid="0023822c"/>
    </style:style>
    <style:style style:name="P90" style:family="paragraph" style:parent-style-name="Standard">
      <style:paragraph-properties fo:text-align="start" style:justify-single-word="false"/>
      <style:text-properties fo:font-size="16pt" officeooo:rsid="001e1fa2" officeooo:paragraph-rsid="001e1fa2" style:font-size-asian="14pt" style:font-size-complex="16pt"/>
    </style:style>
    <style:style style:name="P91" style:family="paragraph" style:parent-style-name="Standard">
      <style:paragraph-properties fo:text-align="start" style:justify-single-word="false"/>
      <style:text-properties fo:font-size="16pt" officeooo:rsid="0049244b" officeooo:paragraph-rsid="0049244b" style:font-size-asian="14pt" style:font-size-complex="16pt"/>
    </style:style>
    <style:style style:name="T1" style:family="text">
      <style:text-properties officeooo:rsid="001e42e5"/>
    </style:style>
    <style:style style:name="T2" style:family="text">
      <style:text-properties fo:color="#567482" loext:opacity="100%" style:font-name="Consolas" fo:font-size="14pt" fo:letter-spacing="normal" fo:background-color="transparent" loext:char-shading-value="0" style:font-size-asian="14pt" style:font-size-complex="14pt" loext:padding="0cm" loext:border="none"/>
    </style:style>
    <style:style style:name="T3" style:family="text">
      <style:text-properties fo:font-variant="normal" fo:text-transform="none" fo:color="#567482" loext:opacity="100%" style:font-name="Consolas" fo:font-size="12.75pt" fo:letter-spacing="normal" fo:font-style="normal" fo:font-weight="normal" fo:background-color="transparent" loext:char-shading-value="0" loext:padding="0cm" loext:border="none"/>
    </style:style>
    <style:style style:name="T4" style:family="text">
      <style:text-properties fo:font-variant="normal" fo:text-transform="none" fo:color="#567482" loext:opacity="100%" style:font-name="Consolas" fo:font-size="12.75pt" fo:letter-spacing="normal" fo:font-style="normal" fo:font-weight="normal" officeooo:rsid="001e1fa2" fo:background-color="transparent" loext:char-shading-value="0" style:font-size-asian="12.25pt" style:font-size-complex="14pt" loext:padding="0cm" loext:border="none"/>
    </style:style>
    <style:style style:name="T5" style:family="text">
      <style:text-properties fo:font-variant="normal" fo:text-transform="none" fo:color="#567482" loext:opacity="100%" style:font-name="Consolas" fo:font-size="12.75pt" fo:letter-spacing="normal" fo:font-style="normal" fo:font-weight="normal" officeooo:rsid="001e42e5" fo:background-color="transparent" loext:char-shading-value="0" style:font-size-asian="12.25pt" style:font-size-complex="14pt" loext:padding="0cm" loext:border="none"/>
    </style:style>
    <style:style style:name="T6" style:family="text">
      <style:text-properties fo:font-variant="normal" fo:text-transform="none" fo:color="#567482" loext:opacity="100%" fo:font-size="14pt" fo:letter-spacing="normal" officeooo:rsid="001e1fa2" fo:background-color="transparent" loext:char-shading-value="0" style:font-size-asian="12.25pt" style:font-size-complex="14pt" loext:padding="0cm" loext:border="none"/>
    </style:style>
    <style:style style:name="T7" style:family="text">
      <style:text-properties fo:font-variant="normal" fo:text-transform="none" fo:color="#ff4084" loext:opacity="100%" style:font-name="Liberation Sans" fo:font-size="14pt" fo:letter-spacing="normal" fo:font-style="normal" fo:font-weight="normal" officeooo:rsid="0023982a" style:font-size-asian="12.25pt" style:font-weight-asian="normal" style:font-size-complex="14pt" style:font-weight-complex="normal" loext:padding="0cm" loext:border="none"/>
    </style:style>
    <style:style style:name="T8" style:family="text">
      <style:text-properties fo:font-variant="normal" fo:text-transform="none" fo:color="#000000" loext:opacity="100%" style:font-name="Liberation Sans" fo:font-size="14pt" fo:letter-spacing="normal" fo:font-style="normal" fo:font-weight="normal" style:font-size-asian="12.25pt" style:font-weight-asian="normal" style:font-size-complex="14pt" style:font-weight-complex="normal"/>
    </style:style>
    <style:style style:name="T9" style:family="text">
      <style:text-properties fo:font-variant="normal" fo:text-transform="none" fo:color="#000000" loext:opacity="100%" style:font-name="Liberation Sans" fo:font-size="14pt" fo:letter-spacing="normal" fo:font-style="normal" fo:font-weight="normal" officeooo:rsid="0023982a" style:font-size-asian="12.25pt" style:font-weight-asian="normal" style:font-size-complex="14pt" style:font-weight-complex="normal"/>
    </style:style>
    <style:style style:name="T10" style:family="text">
      <style:text-properties fo:font-variant="normal" fo:text-transform="none" fo:color="#000000" loext:opacity="100%" style:font-name="monospace" fo:font-size="14pt" fo:letter-spacing="normal" fo:font-style="normal" fo:font-weight="normal" style:font-size-asian="14pt" style:font-size-complex="14pt"/>
    </style:style>
    <style:style style:name="T11" style:family="text">
      <style:text-properties fo:font-variant="normal" fo:text-transform="none" fo:color="#000000" loext:opacity="100%" style:font-name="monospace" fo:font-size="14pt" fo:letter-spacing="normal" fo:font-style="normal" fo:font-weight="normal" style:font-size-asian="14pt" style:font-size-complex="14pt" loext:padding="0cm" loext:border="none"/>
    </style:style>
    <style:style style:name="T12" style:family="text">
      <style:text-properties fo:font-variant="normal" fo:text-transform="none" fo:color="#000000" loext:opacity="100%" style:font-name="monospace" fo:font-size="14pt" fo:letter-spacing="normal" fo:font-style="normal" fo:font-weight="normal" officeooo:rsid="00274236" style:font-size-asian="14pt" style:font-size-complex="14pt"/>
    </style:style>
    <style:style style:name="T13" style:family="text">
      <style:text-properties fo:font-variant="normal" fo:text-transform="none" fo:color="#000000" loext:opacity="100%" style:font-name="monospace" fo:font-size="14pt" fo:letter-spacing="normal" fo:font-style="normal" fo:font-weight="normal" officeooo:rsid="00274236" style:font-size-asian="14pt" style:font-size-complex="14pt" loext:padding="0cm" loext:border="none"/>
    </style:style>
    <style:style style:name="T14" style:family="text">
      <style:text-properties fo:font-variant="normal" fo:text-transform="none" fo:color="#000000" loext:opacity="100%" style:font-name="monospace" fo:font-size="16pt" fo:letter-spacing="normal" fo:font-style="normal" fo:font-weight="bold" officeooo:rsid="003ae924" style:font-size-asian="16pt" style:font-weight-asian="bold" style:font-size-complex="16pt" style:font-weight-complex="bold"/>
    </style:style>
    <style:style style:name="T15" style:family="text">
      <style:text-properties fo:font-variant="normal" fo:text-transform="none" fo:color="#000000" loext:opacity="100%" style:font-name="Epilogue" fo:font-size="16pt" fo:letter-spacing="normal" fo:font-style="normal" fo:font-weight="bold" officeooo:rsid="00357109" style:font-size-asian="16pt" style:font-weight-asian="bold" style:font-size-complex="16pt" style:font-weight-complex="bold"/>
    </style:style>
    <style:style style:name="T16" style:family="text">
      <style:text-properties fo:font-variant="normal" fo:text-transform="none" fo:color="#000000" loext:opacity="100%" style:text-line-through-style="none" style:text-line-through-type="none" style:font-name="Epilogue" fo:font-size="16pt" fo:letter-spacing="normal" fo:font-style="normal" style:text-underline-style="none" fo:font-weight="bold" style:text-blinking="false" fo:background-color="transparent" loext:char-shading-value="0" style:font-size-asian="16pt" style:font-weight-asian="bold" style:font-size-complex="16pt" style:font-weight-complex="bold" loext:padding="0cm" loext:border="none"/>
    </style:style>
    <style:style style:name="T17" style:family="text">
      <style:text-properties fo:font-variant="normal" fo:text-transform="none" fo:color="#ffffff" loext:opacity="100%" style:font-name="monospace" fo:font-size="10.5pt" fo:letter-spacing="normal" fo:font-style="normal" fo:font-weight="normal"/>
    </style:style>
    <style:style style:name="T18" style:family="text">
      <style:text-properties fo:font-variant="normal" fo:text-transform="none" fo:letter-spacing="normal" fo:font-style="normal" fo:font-weight="normal" officeooo:rsid="00274236" style:font-size-asian="12.25pt" style:font-size-complex="14pt"/>
    </style:style>
    <style:style style:name="T19" style:family="text">
      <style:text-properties fo:font-variant="normal" fo:text-transform="none" fo:letter-spacing="normal" fo:font-style="normal" fo:font-weight="normal" officeooo:rsid="00274236" style:font-size-asian="14pt" style:font-size-complex="14pt"/>
    </style:style>
    <style:style style:name="T20" style:family="text">
      <style:text-properties fo:font-variant="normal" fo:text-transform="none" style:font-name="monospace" fo:letter-spacing="normal" fo:font-style="normal" fo:font-weight="normal"/>
    </style:style>
    <style:style style:name="T21" style:family="text">
      <style:text-properties fo:font-variant="normal" fo:text-transform="none" style:font-name="monospace" fo:letter-spacing="normal" fo:font-style="normal" fo:font-weight="normal" style:font-size-asian="14pt" style:font-size-complex="14pt"/>
    </style:style>
    <style:style style:name="T22" style:family="text">
      <style:text-properties fo:font-variant="normal" fo:text-transform="none" style:font-name="monospace" fo:letter-spacing="normal" fo:font-style="normal" fo:font-weight="normal" style:font-size-asian="14pt" style:font-size-complex="14pt" loext:padding="0cm" loext:border="none"/>
    </style:style>
    <style:style style:name="T23" style:family="text">
      <style:text-properties fo:font-variant="normal" fo:text-transform="none" style:font-name="monospace" fo:letter-spacing="normal" fo:font-style="normal" fo:font-weight="normal" style:font-size-asian="12.25pt" style:font-size-complex="14pt"/>
    </style:style>
    <style:style style:name="T24" style:family="text">
      <style:text-properties fo:font-variant="normal" fo:text-transform="none" style:font-name="monospace" fo:letter-spacing="normal" fo:font-style="normal" fo:font-weight="normal" officeooo:rsid="00274236" style:font-size-asian="12.25pt" style:font-size-complex="14pt"/>
    </style:style>
    <style:style style:name="T25" style:family="text">
      <style:text-properties fo:font-variant="normal" fo:text-transform="none" style:font-name="monospace" fo:letter-spacing="normal" fo:font-style="normal" fo:font-weight="normal" officeooo:rsid="0027f699" style:font-size-asian="12.25pt" style:font-size-complex="14pt"/>
    </style:style>
    <style:style style:name="T26" style:family="text">
      <style:text-properties fo:font-variant="normal" fo:text-transform="none" style:font-name="monospace" fo:letter-spacing="normal" fo:font-style="normal" fo:font-weight="normal" officeooo:rsid="00285e3a" style:font-size-asian="12.25pt" style:font-size-complex="14pt"/>
    </style:style>
    <style:style style:name="T27" style:family="text">
      <style:text-properties fo:font-variant="normal" fo:text-transform="none" style:font-name="monospace" fo:font-size="14pt" fo:letter-spacing="normal" fo:font-style="normal" fo:font-weight="normal" style:font-size-asian="14pt" style:font-size-complex="14pt"/>
    </style:style>
    <style:style style:name="T28" style:family="text">
      <style:text-properties fo:font-variant="normal" fo:text-transform="none" style:font-name="monospace" fo:font-size="14pt" fo:letter-spacing="normal" fo:font-style="normal" fo:font-weight="normal" style:font-size-asian="14pt" style:font-size-complex="14pt" loext:padding="0cm" loext:border="none"/>
    </style:style>
    <style:style style:name="T29" style:family="text">
      <style:text-properties fo:font-variant="normal" fo:text-transform="none" style:font-name="monospace" fo:font-size="14pt" fo:letter-spacing="normal" fo:font-style="normal" fo:font-weight="normal" officeooo:rsid="002ec6c3" style:font-size-asian="14pt" style:font-size-complex="14pt" loext:padding="0cm" loext:border="none"/>
    </style:style>
    <style:style style:name="T30" style:family="text">
      <style:text-properties fo:font-variant="normal" fo:text-transform="none" fo:color="#031b4e" loext:opacity="100%" style:font-name="monospace" fo:font-size="24pt" fo:letter-spacing="normal" fo:font-style="normal" fo:font-weight="normal" style:font-size-asian="12.25pt" style:font-size-complex="14pt"/>
    </style:style>
    <style:style style:name="T31" style:family="text">
      <style:text-properties fo:font-variant="normal" fo:text-transform="none" fo:color="#4d5b7c" loext:opacity="100%" style:font-name="Epilogue" fo:letter-spacing="normal" fo:font-style="normal" fo:font-weight="normal"/>
    </style:style>
    <style:style style:name="T32" style:family="text">
      <style:text-properties fo:font-variant="normal" fo:text-transform="none" fo:color="#4d5b7c" loext:opacity="100%" style:font-name="Inter" fo:font-size="12pt" fo:letter-spacing="normal" fo:font-style="normal" fo:font-weight="normal"/>
    </style:style>
    <style:style style:name="T33" style:family="text">
      <style:text-properties fo:font-variant="normal" fo:text-transform="none" style:font-name="Epilogue" fo:letter-spacing="normal" fo:font-style="normal" fo:font-weight="normal"/>
    </style:style>
    <style:style style:name="T34" style:family="text">
      <style:text-properties fo:font-variant="normal" fo:text-transform="none" style:font-name="Epilogue" fo:letter-spacing="normal" fo:font-style="normal" fo:font-weight="normal" officeooo:rsid="0029c753"/>
    </style:style>
    <style:style style:name="T35" style:family="text">
      <style:text-properties fo:font-variant="normal" fo:text-transform="none" style:font-name="Epilogue" fo:letter-spacing="normal" fo:font-style="normal" fo:font-weight="normal" officeooo:rsid="0033c46e"/>
    </style:style>
    <style:style style:name="T36" style:family="text">
      <style:text-properties fo:font-variant="normal" fo:text-transform="none" style:font-name="Epilogue" fo:letter-spacing="normal" fo:font-style="normal" fo:font-weight="normal" officeooo:rsid="00347897"/>
    </style:style>
    <style:style style:name="T37" style:family="text">
      <style:text-properties fo:font-variant="normal" fo:text-transform="none" fo:color="#1253fa" loext:opacity="100%" style:text-line-through-style="none" style:text-line-through-type="none" style:font-name="Epilogue" fo:font-size="16pt" fo:letter-spacing="normal" fo:font-style="normal" style:text-underline-style="none" fo:font-weight="bold" style:text-blinking="false" fo:background-color="transparent" loext:char-shading-value="0" style:font-size-asian="16pt" style:font-weight-asian="bold" style:font-size-complex="16pt" style:font-weight-complex="bold" loext:padding="0cm" loext:border="none"/>
    </style:style>
    <style:style style:name="T38" style:family="text">
      <style:text-properties fo:font-variant="normal" fo:text-transform="none" style:text-line-through-style="none" style:text-line-through-type="none" style:font-name="Epilogue" fo:letter-spacing="normal" fo:font-style="normal" style:text-underline-style="none" style:text-blinking="false" fo:background-color="transparent" loext:char-shading-value="0" loext:padding="0cm" loext:border="none"/>
    </style:style>
    <style:style style:name="T39" style:family="text">
      <style:text-properties fo:font-variant="normal" fo:text-transform="none" style:text-line-through-style="none" style:text-line-through-type="none" style:font-name="Epilogue" fo:letter-spacing="normal" fo:font-style="normal" style:text-underline-style="none" officeooo:rsid="00374490" style:text-blinking="false" fo:background-color="transparent" loext:char-shading-value="0" loext:padding="0cm" loext:border="none"/>
    </style:style>
    <style:style style:name="T40" style:family="text">
      <style:text-properties fo:font-variant="normal" fo:text-transform="none" style:font-name="var ff-mono" fo:font-size="14pt" fo:letter-spacing="normal" fo:font-style="normal" fo:font-weight="normal" fo:background-color="transparent" loext:char-shading-value="0" style:font-size-asian="14pt" style:font-size-complex="14pt" loext:padding="0cm" loext:border="none"/>
    </style:style>
    <style:style style:name="T41" style:family="text">
      <style:text-properties fo:font-variant="normal" fo:text-transform="none" style:font-name="var ff-mono" fo:font-size="14pt" fo:letter-spacing="normal" fo:font-style="normal" fo:font-weight="normal" officeooo:rsid="00374490" fo:background-color="transparent" loext:char-shading-value="0" style:font-size-asian="14pt" style:font-size-complex="14pt" loext:padding="0cm" loext:border="none"/>
    </style:style>
    <style:style style:name="T42" style:family="text">
      <style:text-properties fo:font-variant="normal" fo:text-transform="none" fo:color="#24335a" loext:opacity="100%" style:font-name="monospace" fo:font-size="10.5pt" fo:letter-spacing="normal" fo:font-style="normal" fo:font-weight="normal" fo:background-color="#e3e8f4" loext:char-shading-value="0" loext:padding="0cm" loext:border="none"/>
    </style:style>
    <style:style style:name="T43" style:family="text">
      <style:text-properties fo:font-variant="normal" fo:text-transform="none" style:font-name="Inter" fo:letter-spacing="normal" fo:font-style="normal" fo:font-weight="normal"/>
    </style:style>
    <style:style style:name="T44" style:family="text">
      <style:text-properties fo:font-variant="normal" fo:text-transform="none" style:font-name="Inter" fo:letter-spacing="normal" fo:font-style="normal" fo:font-weight="normal" officeooo:rsid="003edbfc"/>
    </style:style>
    <style:style style:name="T45" style:family="text">
      <style:text-properties fo:font-size="14pt" style:font-size-asian="14pt" style:font-size-complex="14pt"/>
    </style:style>
    <style:style style:name="T46" style:family="text">
      <style:text-properties fo:font-size="14pt" officeooo:rsid="0021b34d" style:font-size-asian="14pt" style:font-size-complex="14pt"/>
    </style:style>
    <style:style style:name="T47" style:family="text">
      <style:text-properties fo:font-size="14pt" officeooo:rsid="0023822c" style:font-size-asian="14pt" style:font-size-complex="14pt"/>
    </style:style>
    <style:style style:name="T48" style:family="text">
      <style:text-properties fo:font-size="14pt" officeooo:rsid="00274236" style:font-size-asian="14pt" style:font-size-complex="14pt"/>
    </style:style>
    <style:style style:name="T49" style:family="text">
      <style:text-properties fo:font-size="14pt" officeooo:rsid="00374490" style:font-size-asian="14pt" style:font-size-complex="14pt"/>
    </style:style>
    <style:style style:name="T50" style:family="text">
      <style:text-properties fo:color="#5983b0" loext:opacity="100%" fo:font-size="18pt" style:font-size-asian="18pt" style:font-size-complex="18pt"/>
    </style:style>
    <style:style style:name="T51" style:family="text">
      <style:text-properties fo:color="#000000" loext:opacity="100%" fo:font-size="14pt" officeooo:rsid="0023982a" style:font-size-asian="12.25pt" style:font-size-complex="14pt"/>
    </style:style>
    <style:style style:name="T52" style:family="text">
      <style:text-properties fo:color="#000000" loext:opacity="100%" fo:font-size="14pt" officeooo:rsid="00274236" style:font-size-asian="14pt" style:font-size-complex="14pt"/>
    </style:style>
    <style:style style:name="T53" style:family="text">
      <style:text-properties fo:color="#000000" loext:opacity="100%" style:font-name="Liberation Sans" fo:font-size="14pt" fo:font-weight="normal" style:font-size-asian="12.25pt" style:font-weight-asian="normal" style:font-size-complex="14pt" style:font-weight-complex="normal"/>
    </style:style>
    <style:style style:name="T54" style:family="text">
      <style:text-properties fo:color="#000000" loext:opacity="100%" style:font-name="Liberation Sans" fo:font-size="14pt" fo:font-weight="normal" officeooo:rsid="0023982a" style:font-size-asian="12.25pt" style:font-weight-asian="normal" style:font-size-complex="14pt" style:font-weight-complex="normal"/>
    </style:style>
    <style:style style:name="T55" style:family="text">
      <style:text-properties fo:color="#000000" loext:opacity="100%" style:font-name="Liberation Sans" fo:font-size="14pt" fo:font-weight="normal" officeooo:rsid="0029c753" style:font-size-asian="12.25pt" style:font-weight-asian="normal" style:font-size-complex="14pt" style:font-weight-complex="normal"/>
    </style:style>
    <style:style style:name="T56" style:family="text">
      <style:text-properties fo:color="#000000" loext:opacity="100%" style:font-name="Liberation Sans" fo:font-weight="normal" style:font-weight-asian="normal" style:font-weight-complex="normal"/>
    </style:style>
    <style:style style:name="T57" style:family="text">
      <style:text-properties fo:color="#000000" loext:opacity="100%" style:font-name="Liberation Sans" fo:font-weight="normal" officeooo:rsid="00259512" style:font-weight-asian="normal" style:font-weight-complex="normal"/>
    </style:style>
    <style:style style:name="T58" style:family="text">
      <style:text-properties style:font-name="Liberation Sans" fo:font-size="8pt" fo:font-weight="normal" officeooo:rsid="0023982a" style:font-size-asian="8pt" style:font-weight-asian="normal" style:font-size-complex="8pt" style:font-weight-complex="normal"/>
    </style:style>
    <style:style style:name="T59" style:family="text">
      <style:text-properties officeooo:rsid="00274236"/>
    </style:style>
    <style:style style:name="T60" style:family="text">
      <style:text-properties fo:color="#c9211e" loext:opacity="100%" fo:font-weight="bold" style:font-weight-asian="bold" style:font-weight-complex="bold"/>
    </style:style>
    <style:style style:name="T61" style:family="text">
      <style:text-properties fo:color="#4d5b7c" loext:opacity="100%"/>
    </style:style>
    <style:style style:name="T62" style:family="text">
      <style:text-properties fo:color="#4d5b7c" loext:opacity="100%" style:text-line-through-style="none" style:text-line-through-type="none" style:font-name="Epilogue" fo:font-size="16pt" style:text-underline-style="none" fo:font-weight="bold" style:text-blinking="false" fo:background-color="transparent" loext:char-shading-value="0" style:font-size-asian="16pt" style:font-weight-asian="bold" style:font-size-complex="16pt" style:font-weight-complex="bold" loext:padding="0cm" loext:border="none"/>
    </style:style>
    <style:style style:name="T63" style:family="text">
      <style:text-properties fo:color="#4d5b7c" loext:opacity="100%" style:text-line-through-style="none" style:text-line-through-type="none" style:font-name="Epilogue" fo:font-size="16pt" style:text-underline-style="none" fo:font-weight="bold" officeooo:rsid="003df99d" style:text-blinking="false" fo:background-color="transparent" loext:char-shading-value="0" style:font-size-asian="16pt" style:font-weight-asian="bold" style:font-size-complex="16pt" style:font-weight-complex="bold" loext:padding="0cm" loext:border="none"/>
    </style:style>
    <style:style style:name="T64" style:family="text">
      <style:text-properties fo:color="#4d5b7c" loext:opacity="100%" style:font-name="Inter" fo:font-size="12pt"/>
    </style:style>
    <style:style style:name="T65" style:family="text">
      <style:text-properties fo:color="#1253fa" loext:opacity="100%" style:text-line-through-style="none" style:text-line-through-type="none" style:font-name="Epilogue" fo:font-size="18pt" style:text-underline-style="none" fo:font-weight="bold" style:text-blinking="false" fo:background-color="transparent" loext:char-shading-value="0" style:font-size-asian="18pt" style:font-weight-asian="bold" style:font-size-complex="18pt" style:font-weight-complex="bold" loext:padding="0cm" loext:border="none"/>
    </style:style>
    <style:style style:name="T66" style:family="text">
      <style:text-properties fo:color="#1253fa" loext:opacity="100%" style:text-line-through-style="none" style:text-line-through-type="none" style:text-underline-style="none" style:text-blinking="false" fo:background-color="transparent" loext:char-shading-value="0" loext:padding="0cm" loext:border="none"/>
    </style:style>
    <style:style style:name="T67" style:family="text">
      <style:text-properties fo:color="#1253fa" loext:opacity="100%" style:text-line-through-style="none" style:text-line-through-type="none" fo:font-size="18pt" style:text-underline-style="none" fo:font-weight="bold" officeooo:rsid="003cabb2" style:text-blinking="false" fo:background-color="transparent" loext:char-shading-value="0" style:font-size-asian="18pt" style:font-weight-asian="bold" style:font-size-complex="18pt" style:font-weight-complex="bold" loext:padding="0cm" loext:border="none"/>
    </style:style>
    <style:style style:name="T68" style:family="text">
      <style:text-properties style:text-underline-style="solid" style:text-underline-width="auto" style:text-underline-color="font-color"/>
    </style:style>
    <style:style style:name="T69" style:family="text">
      <style:text-properties officeooo:rsid="003ae924"/>
    </style:style>
    <style:style style:name="T70" style:family="text">
      <style:text-properties fo:color="#24335a" loext:opacity="100%" style:font-name="monospace" fo:font-size="10.5pt" fo:background-color="#e3e8f4" loext:char-shading-value="0" loext:padding="0cm" loext:border="none"/>
    </style:style>
    <style:style style:name="T71" style:family="text">
      <style:text-properties officeooo:rsid="003cabb2"/>
    </style:style>
    <style:style style:name="T72" style:family="text">
      <style:text-properties fo:color="#ff4000" loext:opacity="100%"/>
    </style:style>
    <style:style style:name="T73" style:family="text">
      <style:text-properties fo:color="#ff4000" loext:opacity="100%" fo:font-size="12pt"/>
    </style:style>
    <style:style style:name="T74" style:family="text">
      <style:text-properties fo:color="#ff4000" loext:opacity="100%" style:font-name="monospace" fo:background-color="#e3e8f4" loext:char-shading-value="0" loext:padding="0cm" loext:border="none"/>
    </style:style>
    <style:style style:name="T75" style:family="text">
      <style:text-properties style:font-name="aakar" fo:font-style="italic" style:font-style-asian="italic" style:font-style-complex="italic"/>
    </style:style>
    <style:style style:name="T76" style:family="text">
      <style:text-properties officeooo:rsid="0040238f"/>
    </style:style>
    <style:style style:name="T77" style:family="text">
      <style:text-properties officeooo:rsid="004924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Setting up Cloud Instance that Acts as server <text:s/><text:span text:style-name="T77">(this contains complete info for setting up,links refered. This doccumentation was made simultaniously with setting up of cloud, hence would lead to confusion for a beginner.</text:span></text:p>
      <text:p text:style-name="P91">Refer the other doccumentation for setting up of cloud if u are a beginner)</text:p>
      <text:p text:style-name="P5"/>
      <text:p text:style-name="P5">1)setting up cloud <text:s/>:</text:p>
      <text:p text:style-name="P5"><text:a xlink:type="simple" xlink:href="https://jkjung-avt.github.io/gcp-nginx-flask/" text:style-name="Internet_20_link" text:visited-style-name="Visited_20_Internet_20_Link">https://jkjung-avt.github.io/gcp-nginx-flask/</text:a></text:p>
      <text:p text:style-name="P5"><text:s/>follow the above link , the first point to setup cloud </text:p>
      <text:p text:style-name="P5"/>
      <text:p text:style-name="P7">2) setting up Nginx server :</text:p>
      <text:p text:style-name="P6"><text:a xlink:type="simple" xlink:href="https://jkjung-avt.github.io/gcp-nginx-flask/" text:style-name="Internet_20_link" text:visited-style-name="Visited_20_Internet_20_Link">https://jkjung-avt.github.io/gcp-nginx-flask/</text:a></text:p>
      <text:p text:style-name="P6"><text:s/><text:span text:style-name="T1">follow the above link, third point to setup nginx on instance</text:span></text:p>
      <text:p text:style-name="P5"/>
      <text:p text:style-name="P2"><text:span text:style-name="Source_20_Text"><text:span text:style-name="T6"><text:s/></text:span></text:span><text:span text:style-name="Source_20_Text"><text:span text:style-name="T4">$ sudo apt updat</text:span></text:span><text:span text:style-name="Source_20_Text"><text:span text:style-name="T5">e</text:span></text:span></text:p>
      <text:p text:style-name="P2"><text:span text:style-name="Source_20_Text"><text:span text:style-name="T5"><text:s/></text:span></text:span><text:span text:style-name="Source_20_Text"><text:span text:style-name="T3">$ sudo apt install nginx</text:span></text:span></text:p>
      <text:p text:style-name="P13"/>
      <text:p text:style-name="P19">3) <text:span text:style-name="T45">Copying the files on your local system to cloud</text:span></text:p>
      <text:p text:style-name="P8"><text:s text:c="4"/>a) one can use default upload option on terminal window.</text:p>
      <text:p text:style-name="P9"><text:s text:c="5"/>b) or clone a repository </text:p>
      <text:p text:style-name="P12">Note: <text:span text:style-name="T60">in app5.py <text:s text:c="2"/>,include <text:s/>app5.run(host=’0.0.0.0’ , port=5001)</text:span></text:p>
      <text:p text:style-name="P9"/>
      <text:p text:style-name="P19"><text:span text:style-name="T47">4</text:span><text:span text:style-name="T45">) create a local ssh connection to cloud to upload files.</text:span></text:p>
      <text:p text:style-name="P19"><text:span text:style-name="T45"><text:s text:c="2"/>To create local ssh connection </text:span><text:span text:style-name="T46">to local system </text:span><text:span text:style-name="T45">follow the steps.</text:span></text:p>
      <text:p text:style-name="P10">Install the below in local system</text:p>
      <text:p text:style-name="P4"><text:a xlink:type="simple" xlink:href="https://cloud.google.com/sdk/docs/install-sdk" text:style-name="Internet_20_link" text:visited-style-name="Visited_20_Internet_20_Link"><text:span text:style-name="T45">https://cloud.google.com/sdk/docs/install-sdk</text:span></text:a></text:p>
      <text:p text:style-name="P4"><text:span text:style-name="T45"><text:s/>ssh using <text:s/></text:span><text:span text:style-name="T47">the following command on your local system</text:span></text:p>
      <text:p text:style-name="P3"><text:span text:style-name="Source_20_Text"><text:span text:style-name="T2">$gcloud compute ssh instance-1</text:span></text:span></text:p>
      <text:p text:style-name="P10"><text:s text:c="2"/></text:p>
      <text:p text:style-name="P9">5) Download <text:s/>git and clone the repository</text:p>
      <text:p text:style-name="P1"><text:span text:style-name="T45">$</text:span><text:span text:style-name="T50"> sudo apt install git</text:span></text:p>
      <text:p text:style-name="P1">$<text:span text:style-name="T50"> git clone link</text:span></text:p>
      <text:p text:style-name="P41">deploy is the name of folder</text:p>
      <text:p text:style-name="P41"><text:soft-page-break/>It contains <text:s/>app5.py app5_second.py , template ,static <text:s/>files and folder</text:p>
      <text:p text:style-name="P42"/>
      <text:h text:style-name="P89" text:outline-level="4"><text:span text:style-name="T50"><text:s/></text:span><text:span text:style-name="T51">6) </text:span><text:span text:style-name="T54">congifgure for nginx server such that it is rendered to recieve rtmp video feed. </text:span></text:h>
      <text:p text:style-name="P39"><text:span text:style-name="T54">H</text:span><text:span text:style-name="T53">LS and Dash standards are being used.</text:span></text:p>
      <text:p text:style-name="P29">.m3u8 is for hls live streaming</text:p>
      <text:p text:style-name="P30"/>
      <text:p text:style-name="P38"><text:span text:style-name="T54">L</text:span><text:span text:style-name="T55">ink :</text:span><text:a xlink:type="simple" xlink:href="https://www.digitalocean.com/community/tutorials/how-to-set-up-a-video-streaming-server-using-nginx-rtmp-on-ubuntu-20-04" text:style-name="Internet_20_link" text:visited-style-name="Visited_20_Internet_20_Link">https://www.digitalocean.com/community/tutorials/how-to-set-up-a-video-streaming-server-using-nginx-rtmp-on-ubuntu-20-04</text:a></text:p>
      <text:p text:style-name="P30">$ sudo apt update</text:p>
      <text:p text:style-name="P30">$ sudo apt install libnginx-mod-rtmp</text:p>
      <text:p text:style-name="P37"><text:span text:style-name="T54">$ </text:span><text:span text:style-name="T53">mkdir stream &amp; cd <text:s/>stream</text:span></text:p>
      <text:p text:style-name="P31">$ mkdit hls dash</text:p>
      <text:p text:style-name="P35"><text:span text:style-name="T54">$</text:span><text:span text:style-name="T7">sudo</text:span><text:span text:style-name="T9"> </text:span><text:span text:style-name="T7">nano</text:span><text:span text:style-name="T9"> /etc/nginx/nginx.conf</text:span></text:p>
      <text:p text:style-name="P43"><text:s text:c="5"/>here make the following changes</text:p>
      <text:p text:style-name="P40"><text:span text:style-name="T9">&gt;&gt;c</text:span><text:span text:style-name="T8">hange <text:s text:c="2"/>user www-data <text:s text:c="2"/>to user <text:s/>&lt;username&gt;</text:span></text:p>
      <text:p text:style-name="P43"/>
      <text:p text:style-name="P33">rtmp {</text:p>
      <text:p text:style-name="P33"><text:s text:c="8"/>server {</text:p>
      <text:p text:style-name="P33"><text:s text:c="16"/>listen 8080;</text:p>
      <text:p text:style-name="P33"><text:s text:c="16"/>chunk_size 4096;</text:p>
      <text:p text:style-name="P33"><text:s text:c="16"/>max_streams 8;</text:p>
      <text:p text:style-name="P33"/>
      <text:p text:style-name="P33"><text:s text:c="16"/>application live {</text:p>
      <text:p text:style-name="P33"><text:s text:c="25"/>live on;</text:p>
      <text:p text:style-name="P33"><text:s text:c="24"/>interleave on;</text:p>
      <text:p text:style-name="P33"/>
      <text:p text:style-name="P33"><text:s text:c="24"/>record off;</text:p>
      <text:p text:style-name="P33"><text:s text:c="24"/>hls on;</text:p>
      <text:p text:style-name="P33"><text:s text:c="23"/>hls_path <text:s/>/home/surveyaan_cctv/stream/hls;</text:p>
      <text:p text:style-name="P36"><text:span text:style-name="T56"><text:s text:c="24"/></text:span><text:span text:style-name="T57">#</text:span><text:span text:style-name="T56">hls_path <text:s/>/home/shreyas/college_project/flask_trial/hls;</text:span></text:p>
      <text:p text:style-name="P33"/>
      <text:p text:style-name="P33"><text:s text:c="24"/>hls_fragment 1;</text:p>
      <text:p text:style-name="P33"><text:soft-page-break/><text:s text:c="24"/>hls_playlist_length 140;</text:p>
      <text:p text:style-name="P33"/>
      <text:p text:style-name="P33"><text:s text:c="24"/>dash on;</text:p>
      <text:p text:style-name="P33"><text:s text:c="24"/>dash_fragment 15s;</text:p>
      <text:p text:style-name="P36"><text:span text:style-name="T56"><text:s text:c="24"/></text:span><text:span text:style-name="T57">#</text:span><text:span text:style-name="T56">dash_path <text:s text:c="2"/>/home/shreyas/college_project/flask_trial/dash;</text:span></text:p>
      <text:p text:style-name="P33"><text:s text:c="24"/>dash_path <text:s/>/home/surveyaan_cctv/stream/dash;</text:p>
      <text:p text:style-name="P33"><text:s text:c="16"/>}</text:p>
      <text:p text:style-name="P33"><text:s text:c="8"/>}</text:p>
      <text:p text:style-name="P33">}</text:p>
      <text:p text:style-name="P33"># for http</text:p>
      <text:p text:style-name="P33">#combining both for hls and dash protocols</text:p>
      <text:p text:style-name="P33"/>
      <text:p text:style-name="P33">http {</text:p>
      <text:p text:style-name="P33"><text:s text:c="4"/>default_type application/octet-stream;</text:p>
      <text:p text:style-name="P33"/>
      <text:p text:style-name="P33"><text:s text:c="4"/>server {</text:p>
      <text:p text:style-name="P33"><text:s text:c="8"/>listen 80;</text:p>
      <text:p text:style-name="P33"><text:s text:c="8"/>listen 5000;</text:p>
      <text:p text:style-name="P33"><text:s text:c="8"/>location /hls {</text:p>
      <text:p text:style-name="P33"/>
      <text:p text:style-name="P33"><text:s text:c="6"/>types {</text:p>
      <text:p text:style-name="P33"><text:s text:c="8"/>application/vnd.apple.mpegurl m3u8;</text:p>
      <text:p text:style-name="P33"><text:s text:c="8"/>application/octet-stream ts;</text:p>
      <text:p text:style-name="P33"><text:s text:c="5"/># <text:s text:c="2"/>application/dash+xml mpd;</text:p>
      <text:p text:style-name="P33"><text:s text:c="8"/>text/html html;</text:p>
      <text:p text:style-name="P33"><text:s text:c="8"/>video/mp2t ts;</text:p>
      <text:p text:style-name="P33"><text:s text:c="4"/>}</text:p>
      <text:p text:style-name="P33"/>
      <text:p text:style-name="P33">root /home/surveyaan_cctv/stream/;</text:p>
      <text:p text:style-name="P36"><text:span text:style-name="T57">#</text:span><text:span text:style-name="T56">root <text:s text:c="2"/>/home/shreyas/college_project/flask_trial/;</text:span></text:p>
      <text:p text:style-name="P33">add_header Cache-Control no-cashe;</text:p>
      <text:p text:style-name="P33"># this protocl instructs not to cashe</text:p>
      <text:p text:style-name="P33">add_header Access-Control-Allow-Origin *;</text:p>
      <text:p text:style-name="P33">#this command confers access to websites to get resources</text:p>
      <text:p text:style-name="P33"/>
      <text:p text:style-name="P33">}</text:p>
      <text:p text:style-name="P22"><text:s text:c="2"/>location /dash {</text:p>
      <text:p text:style-name="P22"/>
      <text:p text:style-name="P22">types{</text:p>
      <text:p text:style-name="P22"><text:s text:c="8"/>text/html html;</text:p>
      <text:p text:style-name="P22"><text:s text:c="5"/>application/dash+xml mpd;</text:p>
      <text:p text:style-name="P22"><text:soft-page-break/><text:s text:c="4"/>}</text:p>
      <text:p text:style-name="P23"><text:span text:style-name="T58">root <text:s/>/home/surveyaan_cctv</text:span>/stream/;</text:p>
      <text:p text:style-name="P24"><text:s/><text:span text:style-name="T59">#</text:span>root <text:s/>/home/shreyas/college_project/flask_trial/;</text:p>
      <text:p text:style-name="P22"/>
      <text:p text:style-name="P22">add_header Cache-Control no-cashe;</text:p>
      <text:p text:style-name="P22"># this protocl instructs not to cashe</text:p>
      <text:p text:style-name="P22">add_header Access-Control-Allow-Origin *;</text:p>
      <text:p text:style-name="P22">#this command confers access to websites to get resources</text:p>
      <text:p text:style-name="P22"/>
      <text:p text:style-name="P22">}</text:p>
      <text:p text:style-name="P22"/>
      <text:p text:style-name="P22">}</text:p>
      <text:p text:style-name="P22">}</text:p>
      <text:p text:style-name="P11">&gt;&gt;make the necessay changes <text:s/>according to the requirment </text:p>
      <text:p text:style-name="P11"/>
      <text:p text:style-name="P14"><text:span text:style-name="T48">$ sudo nginx -t <text:s/></text:span><text:span text:style-name="T59"><text:s/></text:span></text:p>
      <text:p text:style-name="P14"><text:s/>&gt;&gt; <text:span text:style-name="T59">to check <text:s/>if configuration is right</text:span></text:p>
      <text:p text:style-name="P84"><text:span text:style-name="T48">$</text:span><text:span text:style-name="T28">sudo</text:span><text:span text:style-name="T27"> ufw allow </text:span><text:span text:style-name="T29">ssh</text:span></text:p>
      <text:p text:style-name="P50">(this allows sshing into the VM machine without which ssh ing into VM fails on reboot. If at all entering the VM machine through ssh is not possible, write a startup script in GCP which disables the ufw )</text:p>
      <text:p text:style-name="P15"><text:line-break/><text:span text:style-name="T52">$</text:span><text:span text:style-name="T11">sudo</text:span><text:span text:style-name="T10"> ufw allow </text:span><text:span text:style-name="T13">8080</text:span><text:span text:style-name="T10">/t</text:span><text:span text:style-name="T12">cp</text:span><text:span text:style-name="T17">p</text:span></text:p>
      <text:p text:style-name="P25"><text:span text:style-name="T18">$ </text:span><text:span text:style-name="T19">sudo <text:s/></text:span><text:span text:style-name="T21">systemctl reload nginx.service</text:span></text:p>
      <text:p text:style-name="P45">$ sudo ufw enable</text:p>
      <text:p text:style-name="P28"><text:span text:style-name="T24">$ </text:span><text:span text:style-name="T23">sudo ufw status numbered</text:span></text:p>
      <text:p text:style-name="P46">$ sudo ufw allow 80</text:p>
      <text:p text:style-name="P26"><text:span text:style-name="T25">$</text:span><text:span text:style-name="T22">sudo</text:span><text:span text:style-name="T21"> systemctl reload nginx</text:span></text:p>
      <text:p text:style-name="P48"/>
      <text:p text:style-name="P46"><text:s/>&gt;&gt; to check the status <text:s text:c="2"/>“ sudo ufw disable” ,”sudo systemctl reload nginx”,”sudo nginx-t “ and other commands can be used</text:p>
      <text:p text:style-name="P46"><text:soft-page-break/></text:p>
      <text:p text:style-name="P27"><text:span text:style-name="T26">7)</text:span><text:span text:style-name="T30">How To Serve Flask Applications with uWSGI and Nginx</text:span></text:p>
      <text:p text:style-name="P74"/>
      <text:p text:style-name="P49">follow the link</text:p>
      <text:p text:style-name="P32"><text:a xlink:type="simple" xlink:href="https://www.digitalocean.com/community/tutorials/how-to-serve-flask-applications-with-uswgi-and-nginx-on-ubuntu-18-04?utm_medium=affiliates&amp;utm_source=impact&amp;utm_campaign=245060&amp;utm_content=&amp;irgwc=1&amp;irclickid=XWFUSmVigxyNRA809XyseVVXUkATpuTzT1c-XU0" text:style-name="Internet_20_link" text:visited-style-name="Visited_20_Internet_20_Link"><text:span text:style-name="T20">https://www.digitalocean.com/community/tutorials/how-to-serve-flask-applications-with-uswgi-and-nginx-on-ubuntu-18-04?utm_medium=affiliates&amp;utm_source=impact&amp;utm_campaign=245060&amp;utm_content=&amp;irgwc=1&amp;irclickid=XWFUSmVigxyNRA809XyseVVXUkATpuTzT1c-XU0</text:span></text:a></text:p>
      <text:p text:style-name="P75"/>
      <text:p text:style-name="P47">$sudo apt install python3-pip python3-dev build-essential libssl-dev libffi-dev python3-setuptools</text:p>
      <text:p text:style-name="P14"><text:s/><text:bookmark text:name="step-2-creating-a-python-virtual-environment"/><text:span text:style-name="T31">Creating a Python Virtual Environment</text:span></text:p>
      <text:p text:style-name="P56">$sudo apt install python3-venv</text:p>
      <text:p text:style-name="P56"/>
      <text:p text:style-name="P56">Create the virtual env inside deploy folder call it env</text:p>
      <text:p text:style-name="P56">$cd deploy</text:p>
      <text:p text:style-name="P56">$python3 <text:s/>-m venv env</text:p>
      <text:p text:style-name="P21"><text:span text:style-name="T33">(activate the environment</text:span><text:span text:style-name="T35">)</text:span></text:p>
      <text:p text:style-name="P20"><text:span text:style-name="T34">$ </text:span><text:span text:style-name="T33">source <text:s/>env/bin/activate <text:s text:c="2"/></text:span><text:span text:style-name="T36"># activating virtualenv</text:span></text:p>
      <text:p text:style-name="P57">$ pip install wheel</text:p>
      <text:p text:style-name="P57">$pip install uwsgi flask</text:p>
      <text:p text:style-name="P58">$ sudo ufw allow 5000</text:p>
      <text:p text:style-name="P59">$sudo ufw allow 5001</text:p>
      <text:p text:style-name="P59">( 8080 port is where rtmp video is streamed</text:p>
      <text:p text:style-name="P59">5000 and 80 port is tcp port used for http request </text:p>
      <text:p text:style-name="P59">5001 port is where request comes )</text:p>
      <text:p text:style-name="P59">$python app5.py </text:p>
      <text:p text:style-name="P59"><text:soft-page-break/>Check wheather app is running by going to <text:a xlink:type="simple" xlink:href="http://xx.xx.xx.xx:5001/" text:style-name="Internet_20_link" text:visited-style-name="Visited_20_Internet_20_Link">http://xx.xx.xx.xx:5001</text:a></text:p>
      <text:p text:style-name="P59">where xx.xx.xx.xx being the external IPV4 address to check</text:p>
      <text:p text:style-name="P59"/>
      <text:p text:style-name="P59">$sudo systemctl reload nginx</text:p>
      <text:p text:style-name="P59">$ sudo systemctl reload nginx.service</text:p>
      <text:p text:style-name="P59"/>
      <text:p text:style-name="P59">(execttue this program to have the necessary ufw configuration started)</text:p>
      <text:p text:style-name="P59"/>
      <text:p text:style-name="P16"><text:span text:style-name="T15">8)</text:span><text:bookmark text:name="creating-the-wsgi-entry-point"/><text:a xlink:type="simple" xlink:href="https://www.digitalocean.com/community/tutorials/how-to-serve-flask-applications-with-uswgi-and-nginx-on-ubuntu-18-04?utm_medium=affiliates&amp;utm_source=impact&amp;utm_campaign=245060&amp;utm_content=&amp;irgwc=1&amp;irclickid=XWFUSmVigxyNRA809XyseVVXUkATpuTzT1c-XU0#creating-the-wsgi-entry-point" text:style-name="Internet_20_link" text:visited-style-name="Visited_20_Internet_20_Link"><text:span text:style-name="T37">Creating the WSGI Entry Point</text:span></text:a></text:p>
      <text:p text:style-name="P69">(env)$sudo nano ~/deploy_auth/wsgi.py</text:p>
      <text:p text:style-name="P71">(write the below code into file ,save &amp;exit)</text:p>
      <text:p text:style-name="P71"/>
      <text:p text:style-name="P34"><text:span text:style-name="T38">from </text:span><text:span text:style-name="T39">app5</text:span><text:span text:style-name="T38"> import app5</text:span></text:p>
      <text:p text:style-name="P73">if __name__ == "__main__":</text:p>
      <text:p text:style-name="P73"><text:s text:c="4"/>app5.run()</text:p>
      <text:p text:style-name="P61"/>
      <text:p text:style-name="P62">(In the above implementation app5 is file name app5.py and second app5 is related to <text:span text:style-name="T68">app5.run())</text:span></text:p>
      <text:p text:style-name="P70">(env)$ uwsgi --socket 0.0.0.0:5001 --protocol=http -w wsgi:app5 --processes 8 --threads 8</text:p>
      <text:p text:style-name="P70"/>
      <text:p text:style-name="P81">(the above command runs into error saying that “no internal routing support, rebuild with pcre support !!!”)</text:p>
      <text:p text:style-name="P86"><text:s/>therefore run the below command</text:p>
      <text:p text:style-name="P86"/>
      <text:p text:style-name="P17"><text:span text:style-name="T49">(env)$</text:span><text:span text:style-name="Source_20_Text"><text:span text:style-name="T40">pip install uwsgi -I –no-cache-dir</text:span></text:span></text:p>
      <text:p text:style-name="P17"><text:span text:style-name="Source_20_Text"><text:span text:style-name="T40"/></text:span></text:p>
      <text:p text:style-name="P17"><text:span text:style-name="Source_20_Text"><text:span text:style-name="T41">then run following command</text:span></text:span></text:p>
      <text:p text:style-name="P17"><text:span text:style-name="Source_20_Text"><text:span text:style-name="T41"/></text:span></text:p>
      <text:p text:style-name="P17"><text:soft-page-break/><text:span text:style-name="Source_20_Text"><text:span text:style-name="T41">(env)$uwsgi --socket 0.0.0.0:5001 --protocol=http -w wsgi:app5 --processes 4 --threads 4 --enable-threads</text:span></text:span></text:p>
      <text:p text:style-name="P85"><text:s/></text:p>
      <text:p text:style-name="P85"/>
      <text:p text:style-name="P60">Check wheather app is running by going to <text:a xlink:type="simple" xlink:href="http://xx.xx.xx.xx:5001/" text:style-name="Internet_20_link" text:visited-style-name="Visited_20_Internet_20_Link">http://xx.xx.xx.xx:5001</text:a></text:p>
      <text:p text:style-name="P60">where xx.xx.xx.xx being the external IPV4 address to check.</text:p>
      <text:p text:style-name="P76"/>
      <text:p text:style-name="P53"/>
      <text:p text:style-name="P18"><text:span text:style-name="T14">9)</text:span><text:bookmark text:name="creating-a-uwsgi-configuration-file"/><text:a xlink:type="simple" xlink:href="https://www.digitalocean.com/community/tutorials/how-to-serve-flask-applications-with-uswgi-and-nginx-on-ubuntu-18-04?utm_medium=affiliates&amp;utm_source=impact&amp;utm_campaign=245060&amp;utm_content=&amp;irgwc=1&amp;irclickid=XWFUSmVigxyNRA809XyseVVXUkATpuTzT1c-XU0#creating-a-uwsgi-configuration-file" text:style-name="Internet_20_link" text:visited-style-name="Visited_20_Internet_20_Link"><text:span text:style-name="T16">Creating a uWSGI Configuration File</text:span></text:a></text:p>
      <text:p text:style-name="P72">Deactivate the environment and come to ~/ directory </text:p>
      <text:p text:style-name="P72"/>
      <text:p text:style-name="P72">$ sudo nano deploy_auth/deploy_auth.ini</text:p>
      <text:p text:style-name="P54"/>
      <text:p text:style-name="P54">write the followoing script and save it.This creates a socket through which nginx can interact with uwgsi</text:p>
      <text:p text:style-name="P54"><text:span text:style-name="T61"> </text:span><text:span text:style-name="T64">uWSGI speaks using the </text:span><text:span text:style-name="Source_20_Text"><text:span text:style-name="T70">uwsgi</text:span></text:span><text:span text:style-name="T61"> </text:span><text:span text:style-name="T64">protocol, a fast binary protocol designed to communicate with other servers. Nginx can speak this protocol natively, so it’s better to use this than to force communication by HTTP.</text:span></text:p>
      <text:p text:style-name="P54"/>
      <text:p text:style-name="P53">[uwsgi]</text:p>
      <text:p text:style-name="P53">module = wsgi:app5</text:p>
      <text:p text:style-name="P53">master = true</text:p>
      <text:p text:style-name="P53">processes = 5</text:p>
      <text:p text:style-name="P53"><text:span text:style-name="T69">s</text:span>ocket = deploy_auth.sock</text:p>
      <text:p text:style-name="P53">chmod-socket = 660</text:p>
      <text:p text:style-name="P53">vacuum = true</text:p>
      <text:p text:style-name="P53">die-on-term = true</text:p>
      <text:p text:style-name="P53"/>
      <text:h text:style-name="P52" text:outline-level="2"><text:bookmark text:name="step-5-creating-a-systemd-unit-file"/><text:a xlink:type="simple" xlink:href="https://www.digitalocean.com/community/tutorials/how-to-serve-flask-applications-with-uswgi-and-nginx-on-ubuntu-18-04?utm_medium=affiliates&amp;utm_source=impact&amp;utm_campaign=245060&amp;utm_content=&amp;irgwc=1&amp;irclickid=XWFUSmVigxyNRA809XyseVVXUkATpuTzT1c-XU0#step-5-creating-a-systemd-unit-file" text:style-name="Internet_20_link" text:visited-style-name="Visited_20_Internet_20_Link"><text:span text:style-name="T66"> </text:span></text:a><text:a xlink:type="simple" xlink:href="https://www.digitalocean.com/community/tutorials/how-to-serve-flask-applications-with-uswgi-and-nginx-on-ubuntu-18-04?utm_medium=affiliates&amp;utm_source=impact&amp;utm_campaign=245060&amp;utm_content=&amp;irgwc=1&amp;irclickid=XWFUSmVigxyNRA809XyseVVXUkATpuTzT1c-XU0#step-5-creating-a-systemd-unit-file" text:style-name="Internet_20_link" text:visited-style-name="Visited_20_Internet_20_Link"><text:span text:style-name="T67">10)</text:span></text:a><text:a xlink:type="simple" xlink:href="https://www.digitalocean.com/community/tutorials/how-to-serve-flask-applications-with-uswgi-and-nginx-on-ubuntu-18-04?utm_medium=affiliates&amp;utm_source=impact&amp;utm_campaign=245060&amp;utm_content=&amp;irgwc=1&amp;irclickid=XWFUSmVigxyNRA809XyseVVXUkATpuTzT1c-XU0#step-5-creating-a-systemd-unit-file" text:style-name="Internet_20_link" text:visited-style-name="Visited_20_Internet_20_Link"><text:span text:style-name="T65">Creating a systemd Unit File</text:span></text:a></text:h>
      <text:p text:style-name="P55"/>
      <text:p text:style-name="P51">$sudo nano /etc/systemd/system/deploy_auth.service</text:p>
      <text:p text:style-name="P68"><text:soft-page-break/></text:p>
      <text:p text:style-name="P68">Type the below configurration into that file and save it</text:p>
      <text:p text:style-name="P68"/>
      <text:p text:style-name="P53"/>
      <text:p text:style-name="P53">[Unit]</text:p>
      <text:p text:style-name="P53">Description=uWSGI instance to serve myproject</text:p>
      <text:p text:style-name="P53">After=network.target</text:p>
      <text:p text:style-name="P53">[Service]</text:p>
      <text:p text:style-name="P53">User=surveyaan_cctv</text:p>
      <text:p text:style-name="P53">Group=www-data</text:p>
      <text:p text:style-name="P53">WorkingDirectory=/home/surveyaan_cctv/deploy_auth</text:p>
      <text:p text:style-name="P53">Environment="PATH=/home/surveyaan_cctv/deploy_auth/env/bin"</text:p>
      <text:p text:style-name="P53">ExecStart=/home/surveyaan_cctv/deploy_auth/env/bin/uwsgi --ini deploy_auth.ini</text:p>
      <text:p text:style-name="P53">[Install]</text:p>
      <text:p text:style-name="P53">WantedBy=multi-user.target</text:p>
      <text:p text:style-name="P53"/>
      <text:p text:style-name="P53"/>
      <text:p text:style-name="P77">&gt;&gt;Now you can start the uWSGI service you created and enable it so that it starts at boot:</text:p>
      <text:p text:style-name="P77"/>
      <text:p text:style-name="P64"><text:s/><text:span text:style-name="T71">$</text:span>sudo systemctl start deploy_auth</text:p>
      <text:p text:style-name="P64">$ sudo systemctl enable deploy_auth</text:p>
      <text:p text:style-name="P64"/>
      <text:p text:style-name="P64"/>
      <text:h text:style-name="P63" text:outline-level="2"><text:bookmark text:name="step-6-configuring-nginx-to-proxy-requests"/><text:span text:style-name="T63">11)</text:span><text:a xlink:type="simple" xlink:href="https://www.digitalocean.com/community/tutorials/how-to-serve-flask-applications-with-uswgi-and-nginx-on-ubuntu-18-04?utm_medium=affiliates&amp;utm_source=impact&amp;utm_campaign=245060&amp;utm_content=&amp;irgwc=1&amp;irclickid=XWFUSmVigxyNRA809XyseVVXUkATpuTzT1c-XU0#step-6-configuring-nginx-to-proxy-requests" text:style-name="Internet_20_link" text:visited-style-name="Visited_20_Internet_20_Link"><text:span text:style-name="T62"> Configuring Nginx to Proxy Requests</text:span></text:a></text:h>
      <text:p text:style-name="P78"/>
      <text:p text:style-name="P87"><text:span text:style-name="T32">Your uWSGI application server should now be up and running, waiting for requests on the socket file in the project directory. Now you can configure Nginx to pass web requests to that socket using the </text:span><text:span text:style-name="Source_20_Text"><text:span text:style-name="T42">uwsgi</text:span></text:span><text:span text:style-name="T32"> protocol.</text:span></text:p>
      <text:p text:style-name="P80"><text:soft-page-break/>$sudo nano /etc/nginx/sites-available/deploy_auth</text:p>
      <text:p text:style-name="P88"><text:span text:style-name="T43">&gt;&gt;</text:span><text:span text:style-name="T44">Type the following command</text:span></text:p>
      <text:p text:style-name="P80"/>
      <text:p text:style-name="P80">server {</text:p>
      <text:p text:style-name="P80"><text:s text:c="4"/>listen 80; <text:s/></text:p>
      <text:p text:style-name="P80"><text:s text:c="4"/>server_name 34.93.137.134; <text:s text:c="13"/></text:p>
      <text:p text:style-name="P80"/>
      <text:p text:style-name="P80"><text:s text:c="4"/>location / {</text:p>
      <text:p text:style-name="P80"><text:s text:c="8"/>include uwsgi_params;</text:p>
      <text:p text:style-name="P80"><text:s text:c="8"/>uwsgi_pass unix:/home/surveyaan_cctv/deploy_auth/deploy_auth.sock;</text:p>
      <text:p text:style-name="P80"><text:s text:c="4"/>}</text:p>
      <text:p text:style-name="P80">}</text:p>
      <text:p text:style-name="P80"/>
      <text:p text:style-name="P64"><text:span text:style-name="T73">&gt;&gt;</text:span><text:span text:style-name="T72">To enable the Nginx server block configuration you’ve just created, link the file to the </text:span><text:span text:style-name="Source_20_Text"><text:span text:style-name="T74">sites-enabled</text:span></text:span><text:span text:style-name="T72"> directory:</text:span></text:p>
      <text:p text:style-name="P79"/>
      <text:p text:style-name="P79">$ sudo ln -s /etc/nginx/sites-available/deploy_auth <text:s/>/etc/nginx/sites-enabled</text:p>
      <text:p text:style-name="P79"/>
      <text:p text:style-name="P65">The above command athough is done according to the source file provided by digital ocean for linking Nginx+Flask it not tailor made for our project which includes RTMP.</text:p>
      <text:p text:style-name="P65">Thats why necessary changes are to be made into ‘nginx.conf’ file. <text:span text:style-name="T76">as below</text:span></text:p>
      <text:p text:style-name="P66">The following was referred</text:p>
      <text:p text:style-name="P66"><text:soft-page-break/><text:a xlink:type="simple" xlink:href="https://www.digitalocean.com/community/tutorials/understanding-the-nginx-configuration-file-structure-and-configuration-contexts" text:style-name="Internet_20_link" text:visited-style-name="Visited_20_Internet_20_Link">https://www.digitalocean.com/community/tutorials/understanding-the-nginx-configuration-file-structure-and-configuration-contexts</text:a></text:p>
      <text:p text:style-name="P66"/>
      <text:p text:style-name="P65"/>
      <text:p text:style-name="P65">$sudo nano <text:span text:style-name="T75"><text:s text:c="2"/>/etc/nginx/nginx.conf <text:s text:c="2"/></text:span></text:p>
      <text:p text:style-name="P44"><text:s text:c="2"/>make the necessary changes in it ,so that it would accomodate rtmp streaming as well</text:p>
      <text:p text:style-name="P44">add the following into http block</text:p>
      <text:p text:style-name="P44"/>
      <text:p text:style-name="P44"><text:s text:c="5"/>http{</text:p>
      <text:p text:style-name="P44">listen 80;</text:p>
      <text:p text:style-name="P82"><text:s/>server_name <text:s/>34.93.137.134;</text:p>
      <text:p text:style-name="P82"/>
      <text:p text:style-name="P82"/>
      <text:p text:style-name="P82">location /{</text:p>
      <text:p text:style-name="P82"><text:s text:c="2"/>include uwsgi_params;</text:p>
      <text:p text:style-name="P82"><text:s/>uwsgi_pass unix:/home/surveyaan_cctv/deploy_auth/deploy_auth.sock;</text:p>
      <text:p text:style-name="P82">}</text:p>
      <text:p text:style-name="P44">..</text:p>
      <text:p text:style-name="P44">...</text:p>
      <text:p text:style-name="P44">location/hls{</text:p>
      <text:p text:style-name="P44">..</text:p>
      <text:p text:style-name="P44">..</text:p>
      <text:p text:style-name="P79"/>
      <text:p text:style-name="P79">&gt;&gt;</text:p>
      <text:p text:style-name="P66">save the above.</text:p>
      <text:p text:style-name="P66"/>
      <text:p text:style-name="P66">$sudo nginx -t</text:p>
      <text:p text:style-name="P66">$sudo systemctl restart nginx</text:p>
      <text:p text:style-name="P66"><text:soft-page-break/>$sudo ufw allow ‘Nginx Full’</text:p>
      <text:p text:style-name="P66"/>
      <text:p text:style-name="P66">&gt;&gt;now you can acess server therough <text:a xlink:type="simple" xlink:href="http://xx.xx.xx.xx/" text:style-name="Internet_20_link" text:visited-style-name="Visited_20_Internet_20_Link">http://xx.xx.xx.xx</text:a> <text:s/></text:p>
      <text:p text:style-name="P79"/>
      <text:p text:style-name="P79"/>
      <text:p text:style-name="P67">finally the http configuration after the above addition would look like</text:p>
      <text:p text:style-name="P83">http {</text:p>
      <text:p text:style-name="P83"><text:s text:c="4"/>default_type application/octet-stream;</text:p>
      <text:p text:style-name="P83"/>
      <text:p text:style-name="P83">#this context of server is for handing webrequests so that uwsgi limking is possible</text:p>
      <text:p text:style-name="P83"/>
      <text:p text:style-name="P83"><text:s text:c="4"/>server {</text:p>
      <text:p text:style-name="P83"><text:s text:c="8"/>listen 80;</text:p>
      <text:p text:style-name="P83"><text:s text:c="7"/>server_name <text:s/>34.93.137.134;</text:p>
      <text:p text:style-name="P83">location /{</text:p>
      <text:p text:style-name="P83"><text:s text:c="2"/>include uwsgi_params;</text:p>
      <text:p text:style-name="P83"><text:s/>uwsgi_pass unix:/home/surveyaan_cctv/deploy_auth/deploy_auth.sock;</text:p>
      <text:p text:style-name="P83">}</text:p>
      <text:p text:style-name="P83"><text:s text:c="8"/>location /hls {</text:p>
      <text:p text:style-name="P83"><text:s text:c="6"/>types {</text:p>
      <text:p text:style-name="P83"><text:s text:c="8"/>application/vnd.apple.mpegurl m3u8;</text:p>
      <text:p text:style-name="P83"><text:s text:c="8"/>application/octet-stream ts;</text:p>
      <text:p text:style-name="P83"><text:s text:c="5"/># <text:s text:c="2"/>application/dash+xml mpd;</text:p>
      <text:p text:style-name="P83"><text:s text:c="8"/>text/html html;</text:p>
      <text:p text:style-name="P83"><text:s text:c="8"/>video/mp2t ts;</text:p>
      <text:p text:style-name="P83"><text:s text:c="4"/>}</text:p>
      <text:p text:style-name="P83"><text:soft-page-break/></text:p>
      <text:p text:style-name="P83">root /home/surveyaan_cctv/stream/;</text:p>
      <text:p text:style-name="P83">#root <text:s text:c="2"/>/home/shreyas/college_project/flask_trial/;</text:p>
      <text:p text:style-name="P83">add_header Cache-Control no-cashe;</text:p>
      <text:p text:style-name="P83"># this protocl instructs not to cashe</text:p>
      <text:p text:style-name="P83">add_header Access-Control-Allow-Origin *;</text:p>
      <text:p text:style-name="P83">#this command confers access to websites to get resources</text:p>
      <text:p text:style-name="P83">}</text:p>
      <text:p text:style-name="P83"><text:s text:c="2"/>location /dash {</text:p>
      <text:p text:style-name="P83">types{</text:p>
      <text:p text:style-name="P83"><text:s text:c="8"/>text/html html;</text:p>
      <text:p text:style-name="P83"><text:s text:c="5"/>application/dash+xml mpd;</text:p>
      <text:p text:style-name="P83"><text:s text:c="4"/>}</text:p>
      <text:p text:style-name="P83">root <text:s/>/home/surveyaan_cctv/stream/;</text:p>
      <text:p text:style-name="P83"><text:s/>#root <text:s/>/home/shreyas/college_project/flask_trial/;</text:p>
      <text:p text:style-name="P83"/>
      <text:p text:style-name="P83">add_header Cache-Control no-cashe;</text:p>
      <text:p text:style-name="P83"># this protocl instructs not to cashe</text:p>
      <text:p text:style-name="P83">add_header Access-Control-Allow-Origin *;</text:p>
      <text:p text:style-name="P83">#this command confers access to websites to get resources</text:p>
      <text:p text:style-name="P83"/>
      <text:p text:style-name="P83">} <tex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iberation Mono', Menlo, Courier, monospace"/>
    <style:font-face style:name="Epilogue" svg:font-family="Epilogue, sans-serif"/>
    <style:font-face style:name="FreeSerif" svg:font-family="FreeSerif"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akar" svg:font-family="aakar" style:font-pitch="variable"/>
    <style:font-face style:name="monospace" svg:font-family="monospace, monospace"/>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10:53:50.459054531</meta:creation-date>
    <dc:date>2023-05-04T11:22:10.541481103</dc:date>
    <meta:editing-duration>PT4H13M41S</meta:editing-duration>
    <meta:editing-cycles>12</meta:editing-cycles>
    <meta:generator>LibreOffice/7.3.7.2$Linux_X86_64 LibreOffice_project/30$Build-2</meta:generator>
    <meta:document-statistic meta:table-count="0" meta:image-count="0" meta:object-count="0" meta:page-count="12" meta:paragraph-count="253" meta:word-count="1247" meta:character-count="9963" meta:non-whitespace-character-count="8235"/>
  </office:meta>
</office:document-meta>
</file>